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-BoldMT" svg:font-family="Arial-BoldMT"/>
    <style:font-face style:name="ArialMT" svg:font-family="ArialMT" style:font-family-generic="swiss"/>
    <style:font-face style:name="Book Antiqua" svg:font-family="'Book Antiqua'"/>
    <style:font-face style:name="Lato Black" svg:font-family="'Lato Black'" style:font-pitch="variable"/>
    <style:font-face style:name="Mangal" svg:font-family="Mangal"/>
    <style:font-face style:name="Mangal1" svg:font-family="Mangal" style:font-family-generic="system" style:font-pitch="variable"/>
    <style:font-face style:name="Marianne" svg:font-family="Marianne" style:font-pitch="variable"/>
    <style:font-face style:name="Marianne Light" svg:font-family="'Marianne Light'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au9" style:family="table" style:master-page-name="First_20_Page">
      <style:table-properties style:width="18.5cm" style:page-number="auto" table:align="margins"/>
    </style:style>
    <style:style style:name="Tableau9.A" style:family="table-column">
      <style:table-column-properties style:column-width="1.884cm" style:rel-column-width="6673*"/>
    </style:style>
    <style:style style:name="Tableau9.B" style:family="table-column">
      <style:table-column-properties style:column-width="1.838cm" style:rel-column-width="6511*"/>
    </style:style>
    <style:style style:name="Tableau9.C" style:family="table-column">
      <style:table-column-properties style:column-width="1.295cm" style:rel-column-width="4586*"/>
    </style:style>
    <style:style style:name="Tableau9.D" style:family="table-column">
      <style:table-column-properties style:column-width="2.79cm" style:rel-column-width="9885*"/>
    </style:style>
    <style:style style:name="Tableau9.E" style:family="table-column">
      <style:table-column-properties style:column-width="7.9cm" style:rel-column-width="27987*"/>
    </style:style>
    <style:style style:name="Tableau9.F" style:family="table-column">
      <style:table-column-properties style:column-width="1.393cm" style:rel-column-width="4936*"/>
    </style:style>
    <style:style style:name="Tableau9.G" style:family="table-column">
      <style:table-column-properties style:column-width="1.399cm" style:rel-column-width="495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style:vertical-align="middle"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5" style:family="table-row">
      <style:table-row-properties style:min-row-height="0.24cm"/>
    </style:style>
    <style:style style:name="Tableau9.A5" style:family="table-cell">
      <style:table-cell-properties fo:padding="0.097cm" fo:border-left="0.05pt solid #000000" fo:border-right="none" fo:border-top="none" fo:border-bottom="0.05pt solid #000000"/>
    </style:style>
    <style:style style:name="Tableau9.B5" style:family="table-cell">
      <style:table-cell-properties fo:padding="0.097cm" fo:border-left="0.05pt solid #000000" fo:border-right="none" fo:border-top="none" fo:border-bottom="0.05pt solid #000000"/>
    </style:style>
    <style:style style:name="Tableau9.C5" style:family="table-cell">
      <style:table-cell-properties fo:padding="0.097cm" fo:border-left="0.05pt solid #000000" fo:border-right="none" fo:border-top="none" fo:border-bottom="0.05pt solid #000000"/>
    </style:style>
    <style:style style:name="Tableau9.D5" style:family="table-cell">
      <style:table-cell-properties fo:padding="0.097cm" fo:border-left="0.05pt solid #000000" fo:border-right="none" fo:border-top="none" fo:border-bottom="0.05pt solid #000000"/>
    </style:style>
    <style:style style:name="Tableau9.E5" style:family="table-cell">
      <style:table-cell-properties fo:padding="0.097cm" fo:border-left="0.05pt solid #000000" fo:border-right="none" fo:border-top="none" fo:border-bottom="0.05pt solid #000000"/>
    </style:style>
    <style:style style:name="Tableau9.F5" style:family="table-cell">
      <style:table-cell-properties fo:padding="0.097cm" fo:border-left="0.05pt solid #000000" fo:border-right="none" fo:border-top="none" fo:border-bottom="0.05pt solid #000000"/>
    </style:style>
    <style:style style:name="Tableau9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none" fo:border-top="none" fo:border-bottom="0.05pt solid #000000"/>
    </style:style>
    <style:style style:name="Tableau9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.D6" style:family="table-cell">
      <style:table-cell-properties fo:padding="0.097cm" fo:border-left="0.05pt solid #000000" fo:border-right="none" fo:border-top="none" fo:border-bottom="0.05pt solid #000000"/>
    </style:style>
    <style:style style:name="Tableau9.E6" style:family="table-cell">
      <style:table-cell-properties fo:padding="0.097cm" fo:border-left="0.05pt solid #000000" fo:border-right="none" fo:border-top="none" fo:border-bottom="0.05pt solid #000000"/>
    </style:style>
    <style:style style:name="Tableau9.F6" style:family="table-cell">
      <style:table-cell-properties fo:padding="0.097cm" fo:border-left="0.05pt solid #000000" fo:border-right="none" fo:border-top="none" fo:border-bottom="0.05pt solid #000000"/>
    </style:style>
    <style:style style:name="Tableau9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cm" table:align="margins" fo:background-color="transparent">
        <style:background-image/>
      </style:table-properties>
    </style:style>
    <style:style style:name="Tableau6.A" style:family="table-column">
      <style:table-column-properties style:column-width="6.807cm" style:rel-column-width="24113*"/>
    </style:style>
    <style:style style:name="Tableau6.B" style:family="table-column">
      <style:table-column-properties style:column-width="11.693cm" style:rel-column-width="41422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dddddd" style:border-line-width-right="0.028cm 0.028cm 0.028cm" fo:padding="0.097cm" fo:border-left="0.05pt solid #000000" fo:border-right="2.4pt double #000000" fo:border-top="0.05pt solid #000000" fo:border-bottom="0.05pt solid #000000">
        <style:background-image/>
      </style:table-cell-properties>
    </style:style>
    <style:style style:name="Tableau6.2" style:family="table-row">
      <style:table-row-properties style:min-row-height="0.889cm" fo:background-color="transparent">
        <style:background-image/>
      </style:table-row-properties>
    </style:style>
    <style:style style:name="Tableau6.A2" style:family="table-cell">
      <style:table-cell-properties fo:background-color="#ffffff" fo:padding="0.097cm" fo:border-left="0.05pt solid #000000" fo:border-right="0.3pt double-thin #000000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ffffff" style:border-line-width-right="0.028cm 0.028cm 0.028cm" fo:padding="0.097cm" fo:border-left="0.05pt solid #000000" fo:border-right="2.4pt double #000000" fo:border-top="none" fo:border-bottom="0.05pt solid #000000">
        <style:background-image/>
      </style:table-cell-properties>
    </style:style>
    <style:style style:name="Tableau4" style:family="table">
      <style:table-properties style:width="18.5cm" table:align="margins" fo:background-color="transparent">
        <style:background-image/>
      </style:table-properties>
    </style:style>
    <style:style style:name="Tableau4.A" style:family="table-column">
      <style:table-column-properties style:column-width="4.81cm" style:rel-column-width="17039*"/>
    </style:style>
    <style:style style:name="Tableau4.B" style:family="table-column">
      <style:table-column-properties style:column-width="4.434cm" style:rel-column-width="15708*"/>
    </style:style>
    <style:style style:name="Tableau4.C" style:family="table-column">
      <style:table-column-properties style:column-width="4.057cm" style:rel-column-width="14371*"/>
    </style:style>
    <style:style style:name="Tableau4.D" style:family="table-column">
      <style:table-column-properties style:column-width="5.198cm" style:rel-column-width="18417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dddddd" style:border-line-width-right="0.028cm 0.028cm 0.028cm" fo:padding="0.097cm" fo:border-left="0.05pt solid #000000" fo:border-right="2.4pt double #000000" fo:border-top="0.05pt solid #000000" fo:border-bottom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ffffff" fo:padding="0.097cm" fo:border-left="0.05pt solid #000000" fo:border-right="0.3pt double-thin #000000" fo:border-top="none" fo:border-bottom="0.05pt solid #000000">
        <style:background-image/>
      </style:table-cell-properties>
    </style:style>
    <style:style style:name="Tableau4.D2" style:family="table-cell">
      <style:table-cell-properties fo:background-color="#ffffff" style:border-line-width-right="0.028cm 0.028cm 0.028cm" fo:padding="0.097cm" fo:border-left="0.05pt solid #000000" fo:border-right="2.4pt double #000000" fo:border-top="none" fo:border-bottom="0.05pt solid #000000">
        <style:background-image/>
      </style:table-cell-properties>
    </style:style>
    <style:style style:name="Tableau15" style:family="table">
      <style:table-properties style:width="18.5cm" table:align="margins" fo:background-color="transparent">
        <style:background-image/>
      </style:table-properties>
    </style:style>
    <style:style style:name="Tableau15.A" style:family="table-column">
      <style:table-column-properties style:column-width="1.203cm" style:rel-column-width="4261*"/>
    </style:style>
    <style:style style:name="Tableau15.B" style:family="table-column">
      <style:table-column-properties style:column-width="2.886cm" style:rel-column-width="10222*"/>
    </style:style>
    <style:style style:name="Tableau15.C" style:family="table-column">
      <style:table-column-properties style:column-width="3.801cm" style:rel-column-width="13465*"/>
    </style:style>
    <style:style style:name="Tableau15.D" style:family="table-column">
      <style:table-column-properties style:column-width="1.358cm" style:rel-column-width="4811*"/>
    </style:style>
    <style:style style:name="Tableau15.E" style:family="table-column">
      <style:table-column-properties style:column-width="1.143cm" style:rel-column-width="4049*"/>
    </style:style>
    <style:style style:name="Tableau15.F" style:family="table-column">
      <style:table-column-properties style:column-width="3.2cm" style:rel-column-width="11334*"/>
    </style:style>
    <style:style style:name="Tableau15.G" style:family="table-column">
      <style:table-column-properties style:column-width="3.51cm" style:rel-column-width="12434*"/>
    </style:style>
    <style:style style:name="Tableau15.H" style:family="table-column">
      <style:table-column-properties style:column-width="1.401cm" style:rel-column-width="4959*"/>
    </style:style>
    <style:style style:name="Tableau15.A1" style:family="table-cell">
      <style:table-cell-properties style:border-line-width-right="0.028cm 0.028cm 0.028cm" fo:padding="0.097cm" fo:border-left="0.05pt solid #000000" fo:border-right="2.4pt double #000000" fo:border-top="0.05pt solid #000000" fo:border-bottom="0.05pt solid #000000"/>
    </style:style>
    <style:style style:name="Tableau15.2" style:family="table-row">
      <style:table-row-properties fo:background-color="transparent">
        <style:background-image/>
      </style:table-row-properties>
    </style:style>
    <style:style style:name="Tableau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5.E2" style:family="table-cell">
      <style:table-cell-properties fo:background-color="#dddddd" style:border-line-width-right="0.028cm 0.028cm 0.028cm" fo:padding="0.097cm" fo:border-left="0.05pt solid #000000" fo:border-right="2.4pt double #000000" fo:border-top="none" fo:border-bottom="0.05pt solid #000000">
        <style:background-image/>
      </style:table-cell-properties>
    </style:style>
    <style:style style:name="Tableau15.A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B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C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D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E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F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G3" style:family="table-cell">
      <style:table-cell-properties style:border-line-width-bottom="0.007cm 0.007cm 0.007cm" fo:padding="0.097cm" fo:border-left="0.05pt solid #000000" fo:border-right="none" fo:border-top="none" fo:border-bottom="0.6pt double #000000"/>
    </style:style>
    <style:style style:name="Tableau15.H3" style:family="table-cell">
      <style:table-cell-properties style:border-line-width-right="0.028cm 0.028cm 0.028cm" style:border-line-width-bottom="0.007cm 0.007cm 0.007cm" fo:padding="0.097cm" fo:border-left="0.05pt solid #000000" fo:border-right="2.4pt double #000000" fo:border-top="none" fo:border-bottom="0.6pt double #000000"/>
    </style:style>
    <style:style style:name="Tableau15.A5" style:family="table-cell">
      <style:table-cell-properties fo:padding="0.097cm" fo:border-left="0.05pt solid #000000" fo:border-right="none" fo:border-top="none" fo:border-bottom="0.05pt solid #000000"/>
    </style:style>
    <style:style style:name="Tableau15.B5" style:family="table-cell">
      <style:table-cell-properties fo:padding="0.097cm" fo:border-left="0.05pt solid #000000" fo:border-right="none" fo:border-top="none" fo:border-bottom="0.05pt solid #000000"/>
    </style:style>
    <style:style style:name="Tableau15.C5" style:family="table-cell">
      <style:table-cell-properties fo:padding="0.097cm" fo:border-left="0.05pt solid #000000" fo:border-right="none" fo:border-top="none" fo:border-bottom="0.05pt solid #000000"/>
    </style:style>
    <style:style style:name="Tableau15.D5" style:family="table-cell">
      <style:table-cell-properties fo:padding="0.097cm" fo:border-left="0.05pt solid #000000" fo:border-right="none" fo:border-top="none" fo:border-bottom="0.05pt solid #000000"/>
    </style:style>
    <style:style style:name="Tableau15.E5" style:family="table-cell">
      <style:table-cell-properties fo:padding="0.097cm" fo:border-left="0.05pt solid #000000" fo:border-right="none" fo:border-top="none" fo:border-bottom="0.05pt solid #000000"/>
    </style:style>
    <style:style style:name="Tableau15.F5" style:family="table-cell">
      <style:table-cell-properties fo:padding="0.097cm" fo:border-left="0.05pt solid #000000" fo:border-right="none" fo:border-top="none" fo:border-bottom="0.05pt solid #000000"/>
    </style:style>
    <style:style style:name="Tableau15.G5" style:family="table-cell">
      <style:table-cell-properties fo:padding="0.097cm" fo:border-left="0.05pt solid #000000" fo:border-right="none" fo:border-top="none" fo:border-bottom="0.05pt solid #000000"/>
    </style:style>
    <style:style style:name="Tableau15.H5" style:family="table-cell">
      <style:table-cell-properties style:border-line-width-right="0.028cm 0.028cm 0.028cm" fo:padding="0.097cm" fo:border-left="0.05pt solid #000000" fo:border-right="2.4pt double #000000" fo:border-top="none" fo:border-bottom="0.05pt solid #000000"/>
    </style:style>
    <style:style style:name="Tableau15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5.A7" style:family="table-cell">
      <style:table-cell-properties style:border-line-width-right="0.028cm 0.028cm 0.028cm" fo:padding="0.097cm" fo:border-left="0.05pt solid #000000" fo:border-right="2.4pt double #000000" fo:border-top="none" fo:border-bottom="0.05pt solid #000000"/>
    </style:style>
    <style:style style:name="Tableau5" style:family="table">
      <style:table-properties style:width="1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18.5cm" style:rel-column-width="65535*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e6e6e6" fo:padding="0.097cm" fo:border="0.05pt solid #000000" style:writing-mode="page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">
      <style:table-properties style:width="18.5cm" style:page-number="auto" table:align="margins"/>
    </style:style>
    <style:style style:name="Tableau1.A" style:family="table-column">
      <style:table-column-properties style:column-width="18.5cm" style:rel-column-width="65535*"/>
    </style:style>
    <style:style style:name="Tableau1.A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 style:master-page-name="">
      <style:table-properties style:width="18.5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8.5cm" style:rel-column-width="1048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 style:master-page-name="">
      <style:table-properties style:width="18.5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18.5cm" style:rel-column-width="65535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background-color="transparent">
        <style:background-image/>
      </style:table-row-properties>
    </style:style>
    <style:style style:name="Tableau7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background-color="transparent">
        <style:background-image/>
      </style:table-row-properties>
    </style:style>
    <style:style style:name="Tableau7.A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background-color="transparent">
        <style:background-image/>
      </style:table-row-properties>
    </style:style>
    <style:style style:name="Tableau7.A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5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18.5cm" style:rel-column-width="65535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style:font-name-asian="ArialMT" style:font-size-asian="10pt" style:font-weight-asian="bold" style:font-name-complex="ArialMT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style:font-name-asian="ArialMT" style:font-size-asian="10pt" style:font-weight-asian="bold" style:font-name-complex="ArialMT" style:font-size-complex="10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Arial" fo:font-size="10pt" style:text-underline-style="none" fo:font-weight="bold" officeooo:paragraph-rsid="006acfb5" style:font-name-asian="ArialMT" style:font-size-asian="10pt" style:font-weight-asian="bold" style:font-name-complex="ArialMT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paragraph-rsid="002ff40d" style:font-name-asian="ArialMT" style:font-size-asian="10pt" style:font-weight-asian="normal" style:font-name-complex="Arial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223ae6" officeooo:paragraph-rsid="002ff40d" style:font-name-asian="ArialMT" style:font-size-asian="10pt" style:font-weight-asian="normal" style:font-name-complex="ArialMT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3c5eac" officeooo:paragraph-rsid="003c5eac" style:font-name-asian="ArialMT" style:font-size-asian="10pt" style:font-weight-asian="normal" style:font-name-complex="ArialMT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c5eac" officeooo:paragraph-rsid="003c5eac" style:font-name-asian="ArialMT" style:font-size-asian="10pt" style:font-weight-asian="normal" style:font-name-complex="ArialMT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c5eac" officeooo:paragraph-rsid="0058eb70" style:font-name-asian="ArialMT" style:font-size-asian="10pt" style:font-weight-asian="normal" style:font-name-complex="ArialMT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c5eac" officeooo:paragraph-rsid="0061350b" style:font-name-asian="ArialMT" style:font-size-asian="10pt" style:font-weight-asian="normal" style:font-name-complex="ArialMT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4075c8" officeooo:paragraph-rsid="004075c8" style:font-name-asian="ArialMT" style:font-size-asian="10pt" style:font-weight-asian="normal" style:font-name-complex="ArialMT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46048e" officeooo:paragraph-rsid="0046048e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6acfb5" officeooo:paragraph-rsid="006acfb5" style:font-name-asian="ArialMT" style:font-size-asian="10pt" style:font-weight-asian="normal" style:font-name-complex="ArialMT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6acfb5" officeooo:paragraph-rsid="006acfb5" style:font-name-asian="ArialMT" style:font-size-asian="10pt" style:font-weight-asian="normal" style:font-name-complex="ArialMT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 style:text-autospace="none">
        <style:tab-stops>
          <style:tab-stop style:position="12.243cm"/>
        </style:tab-stops>
      </style:paragraph-properties>
      <style:text-properties style:font-name="Arial" fo:font-size="10pt" style:text-underline-style="none" officeooo:paragraph-rsid="002973e3" style:font-name-asian="ArialMT" style:font-size-asian="10pt" style:font-name-complex="ArialMT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10pt" style:font-name-asian="ArialMT" style:font-size-asian="10pt" style:font-name-complex="ArialM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paragraph-rsid="005e9546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45cf49" officeooo:paragraph-rsid="005e9546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officeooo:rsid="0045cf49" officeooo:paragraph-rsid="005e9546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5e9546" officeooo:paragraph-rsid="005e9546" style:font-name-asian="ArialMT" style:font-size-asian="10pt" style:font-name-complex="ArialM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officeooo:rsid="005e9546" officeooo:paragraph-rsid="005e9546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5e9546" officeooo:paragraph-rsid="005e9546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acfb5" officeooo:paragraph-rsid="006acfb5" style:font-name-asian="ArialMT" style:font-size-asian="10pt" style:font-name-complex="ArialM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6acfb5" officeooo:paragraph-rsid="006acfb5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0pt" officeooo:rsid="006acfb5" officeooo:paragraph-rsid="006acfb5" style:font-name-asian="ArialMT" style:font-size-asian="10pt" style:font-name-complex="ArialMT" style:font-size-complex="10pt"/>
    </style:style>
    <style:style style:name="P26" style:family="paragraph" style:parent-style-name="Standard">
      <style:text-properties style:font-name="Arial" fo:font-size="10pt" fo:font-weight="bold" officeooo:rsid="0072e453" officeooo:paragraph-rsid="006703b2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c2285" officeooo:paragraph-rsid="005c2285" style:font-name-asian="ArialMT" style:font-size-asian="10pt" style:font-weight-asian="normal" style:font-name-complex="ArialMT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d1885" officeooo:paragraph-rsid="005d1885" style:font-name-asian="ArialMT" style:font-size-asian="10pt" style:font-weight-asian="normal" style:font-name-complex="ArialMT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5e9546" officeooo:paragraph-rsid="005e9546" style:font-name-asian="ArialMT" style:font-size-asian="10pt" style:font-weight-asian="normal" style:font-name-complex="ArialMT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1350b" officeooo:paragraph-rsid="0061350b" style:font-name-asian="ArialMT" style:font-size-asian="10pt" style:font-weight-asian="normal" style:font-name-complex="ArialMT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79d4c" officeooo:paragraph-rsid="0061350b" style:font-name-asian="ArialMT" style:font-size-asian="10pt" style:font-weight-asian="normal" style:font-name-complex="ArialMT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style:font-name-asian="ArialMT" style:font-size-asian="8pt" style:font-weight-asian="normal" style:font-name-complex="ArialMT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6pt" style:text-underline-style="none" fo:font-weight="normal" officeooo:paragraph-rsid="002ff40d" style:font-name-asian="ArialMT" style:font-size-asian="5.25pt" style:font-weight-asian="normal" style:font-name-complex="ArialMT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6pt" style:text-underline-style="none" fo:font-weight="normal" officeooo:rsid="003c5eac" officeooo:paragraph-rsid="0058eb70" style:font-name-asian="ArialMT" style:font-size-asian="5.25pt" style:font-weight-asian="normal" style:font-name-complex="ArialMT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6pt" style:text-underline-style="none" fo:font-weight="normal" officeooo:rsid="003c5eac" officeooo:paragraph-rsid="0061350b" style:font-name-asian="ArialMT" style:font-size-asian="5.25pt" style:font-weight-asian="normal" style:font-name-complex="ArialMT" style:font-size-complex="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6pt" style:text-underline-style="none" fo:font-weight="normal" officeooo:rsid="003c5eac" officeooo:paragraph-rsid="005e9546" style:font-name-asian="ArialMT" style:font-size-asian="5.25pt" style:font-weight-asian="normal" style:font-name-complex="ArialMT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 style:text-autospace="none">
        <style:tab-stops>
          <style:tab-stop style:position="12.243cm"/>
        </style:tab-stops>
      </style:paragraph-properties>
      <style:text-properties style:font-name="Arial" officeooo:paragraph-rsid="002973e3"/>
    </style:style>
    <style:style style:name="P38" style:family="paragraph" style:parent-style-name="Standard">
      <style:paragraph-properties fo:text-align="start" style:justify-single-word="false"/>
      <style:text-properties style:font-name="Arial" officeooo:paragraph-rsid="0061350b"/>
    </style:style>
    <style:style style:name="P39" style:family="paragraph" style:parent-style-name="Table_20_Contents">
      <style:paragraph-properties fo:text-align="start" style:justify-single-word="false"/>
      <style:text-properties style:font-name="Arial" officeooo:paragraph-rsid="0066ade3"/>
    </style:style>
    <style:style style:name="P40" style:family="paragraph" style:parent-style-name="Standard">
      <style:text-properties style:font-name="Arial" officeooo:rsid="0058eb70" officeooo:paragraph-rsid="0058eb70"/>
    </style:style>
    <style:style style:name="P41" style:family="paragraph" style:parent-style-name="Standard">
      <style:text-properties style:font-name="Arial" officeooo:rsid="00653308" officeooo:paragraph-rsid="00653308"/>
    </style:style>
    <style:style style:name="P42" style:family="paragraph" style:parent-style-name="Standard">
      <style:text-properties style:font-name="Arial" officeooo:rsid="0066ade3" officeooo:paragraph-rsid="0066ade3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5e9546" officeooo:paragraph-rsid="005e9546" style:font-name-asian="ArialMT" style:font-size-asian="9pt" style:font-name-complex="ArialMT" style:font-size-complex="9pt"/>
    </style:style>
    <style:style style:name="P44" style:family="paragraph" style:parent-style-name="Standard">
      <style:paragraph-properties fo:line-height="115%" fo:text-align="start" style:justify-single-word="false"/>
      <style:text-properties style:font-name="Arial" fo:font-weight="bold" officeooo:paragraph-rsid="006acfb5" style:font-weight-asian="bold" style:font-weight-complex="bold"/>
    </style:style>
    <style:style style:name="P45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ArialMT" fo:font-size="10pt" officeooo:rsid="0029afa4" officeooo:paragraph-rsid="00239a77" style:font-name-asian="ArialMT" style:font-size-asian="10pt" style:font-name-complex="ArialMT" style:font-size-complex="10pt"/>
    </style:style>
    <style:style style:name="P46" style:family="paragraph" style:parent-style-name="Table_20_Contents">
      <style:paragraph-properties fo:margin-left="0.035cm" fo:margin-right="-0.009cm" fo:text-align="start" style:justify-single-word="false" fo:text-indent="-0.023cm" style:auto-text-indent="false">
        <style:tab-stops/>
      </style:paragraph-properties>
      <style:text-properties style:font-name="ArialMT" fo:font-size="10pt" officeooo:rsid="00490113" officeooo:paragraph-rsid="00490113" style:font-name-asian="ArialMT" style:font-size-asian="10pt" style:font-name-complex="ArialMT" style:font-size-complex="10pt"/>
    </style:style>
    <style:style style:name="P47" style:family="paragraph" style:parent-style-name="Standard">
      <style:paragraph-properties fo:text-align="start" style:justify-single-word="false" style:text-autospace="none"/>
      <style:text-properties fo:font-variant="small-caps" style:font-name="Arial" fo:font-size="10pt" fo:font-weight="bold" officeooo:rsid="0031c987" officeooo:paragraph-rsid="0031c987" style:font-name-asian="ArialMT" style:font-size-asian="10pt" style:font-weight-asian="bold" style:font-name-complex="ArialMT" style:font-size-complex="10pt" style:font-weight-complex="bold"/>
    </style:style>
    <style:style style:name="P48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 style:text-autospace="none"/>
      <style:text-properties fo:font-variant="small-caps" style:font-name="Arial" fo:font-size="10pt" fo:font-weight="bold" officeooo:rsid="005e9546" officeooo:paragraph-rsid="005e9546" style:font-name-asian="Arial-BoldMT" style:font-size-asian="10pt" style:font-weight-asian="bold" style:font-name-complex="Arial-BoldMT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fo:font-variant="small-caps" style:font-name="Arial" fo:font-size="10pt" fo:font-weight="bold" officeooo:rsid="005e9546" officeooo:paragraph-rsid="0058eb70" style:font-name-asian="Arial-BoldMT" style:font-size-asian="10pt" style:font-weight-asian="bold" style:font-name-complex="Arial-BoldMT" style:font-size-complex="10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fo:font-variant="small-caps" style:font-name="Arial" fo:font-size="10pt" fo:font-weight="bold" officeooo:rsid="0061350b" officeooo:paragraph-rsid="0061350b" style:font-name-asian="Arial-BoldMT" style:font-size-asian="10pt" style:font-weight-asian="bold" style:font-name-complex="Arial-BoldMT" style:font-size-complex="10pt" style:font-weight-complex="bold"/>
    </style:style>
    <style:style style:name="P51" style:family="paragraph" style:parent-style-name="Standard">
      <style:paragraph-properties fo:text-align="start" style:justify-single-word="false" style:text-autospace="none"/>
      <style:text-properties fo:font-variant="small-caps" style:font-name="Arial" fo:font-size="10pt" fo:font-weight="bold" officeooo:rsid="0062e28d" officeooo:paragraph-rsid="0031c987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justify" style:justify-single-word="false" style:text-autospace="none"/>
      <style:text-properties style:use-window-font-color="true" loext:opacity="0%" style:font-name="Arial" fo:font-size="10pt" fo:font-weight="normal" officeooo:rsid="0034266c" officeooo:paragraph-rsid="0058eb70" style:font-name-asian="ArialMT" style:font-size-asian="10pt" style:font-weight-asian="normal" style:font-name-complex="ArialMT" style:font-size-complex="10pt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normal" officeooo:paragraph-rsid="005e9546" style:font-name-asian="ArialMT" style:font-size-asian="10pt" style:font-weight-asian="normal" style:font-name-complex="ArialMT" style:font-size-complex="10pt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normal" officeooo:rsid="005c2285" officeooo:paragraph-rsid="005c2285" style:font-name-asian="ArialMT" style:font-size-asian="10pt" style:font-weight-asian="normal" style:font-name-complex="ArialMT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5e9546" officeooo:paragraph-rsid="005e9546" style:font-name-asian="ArialMT" style:font-size-asian="10pt" style:font-weight-asian="normal" style:font-name-complex="ArialMT" style:font-size-complex="10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normal" officeooo:rsid="0061350b" officeooo:paragraph-rsid="0061350b" style:font-name-asian="ArialMT" style:font-size-asian="10pt" style:font-weight-asian="normal" style:font-name-complex="ArialMT" style:font-size-complex="10pt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normal" officeooo:rsid="00679d4c" officeooo:paragraph-rsid="00679d4c" style:font-name-asian="ArialMT" style:font-size-asian="10pt" style:font-weight-asian="normal" style:font-name-complex="ArialMT" style:font-size-complex="10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weight="bold" officeooo:rsid="0061350b" officeooo:paragraph-rsid="0061350b" style:font-name-asian="ArialMT" style:font-size-asian="10pt" style:font-weight-asian="bold" style:font-name-complex="ArialMT" style:font-size-complex="10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style="normal" fo:font-weight="bold" officeooo:rsid="0045cf49" officeooo:paragraph-rsid="005ea885" style:font-name-asian="ArialMT" style:font-size-asian="10pt" style:font-style-asian="normal" style:font-weight-asian="bold" style:font-name-complex="ArialMT" style:font-size-complex="10pt" style:font-style-complex="normal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style="normal" fo:font-weight="normal" officeooo:rsid="004ef51a" officeooo:paragraph-rsid="005e9546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0pt" fo:font-style="normal" fo:font-weight="normal" officeooo:rsid="005ea885" officeooo:paragraph-rsid="005ea885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62" style:family="paragraph" style:parent-style-name="Standard">
      <style:text-properties style:use-window-font-color="true" loext:opacity="0%" style:font-name="Arial" fo:font-size="10pt" officeooo:rsid="0072e453" officeooo:paragraph-rsid="0072e453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6pt" fo:font-weight="normal" officeooo:rsid="00388e18" officeooo:paragraph-rsid="00239a77" style:font-name-asian="ArialMT" style:font-size-asian="5.25pt" style:font-weight-asian="normal" style:font-name-complex="ArialMT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loext:opacity="0%" style:font-name="Marianne" fo:font-size="6pt" fo:font-weight="normal" officeooo:rsid="00388e18" officeooo:paragraph-rsid="00239a77" style:font-name-asian="ArialMT" style:font-size-asian="5.25pt" style:font-weight-asian="normal" style:font-name-complex="ArialMT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>
        <style:tab-stops>
          <style:tab-stop style:position="13.998cm"/>
        </style:tab-stops>
      </style:paragraph-properties>
      <style:text-properties fo:color="#000000" loext:opacity="100%" style:font-name="Marianne" fo:font-size="6pt" fo:font-weight="normal" officeooo:rsid="00636c59" officeooo:paragraph-rsid="00636c59" style:font-name-asian="ArialMT" style:font-size-asian="5.25pt" style:font-weight-asian="normal" style:font-name-complex="ArialMT" style:font-size-complex="6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ato Black" fo:font-size="14pt" style:text-underline-style="none" fo:font-weight="bold" officeooo:rsid="0062e28d" officeooo:paragraph-rsid="0062e28d" style:font-name-asian="ArialMT" style:font-size-asian="14pt" style:font-weight-asian="bold" style:font-name-complex="ArialMT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Marianne" fo:font-size="10pt" style:text-underline-style="none" fo:font-weight="bold" officeooo:rsid="00670c38" officeooo:paragraph-rsid="00670c38" style:font-name-asian="ArialMT" style:font-size-asian="10pt" style:font-weight-asian="bold" style:font-name-complex="ArialMT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Marianne" fo:font-size="14pt" style:text-underline-style="none" fo:font-weight="normal" officeooo:rsid="00670c38" officeooo:paragraph-rsid="00670c38" style:font-name-asian="ArialMT" style:font-size-asian="14pt" style:font-weight-asian="normal" style:font-name-complex="ArialMT" style:font-size-complex="14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Marianne" fo:font-size="10.5pt" fo:font-weight="bold" officeooo:paragraph-rsid="00636c59" style:font-name-asian="ArialMT" style:font-size-asian="10.5pt" style:font-weight-asian="bold" style:font-name-complex="ArialMT" style:font-size-complex="10.5pt" style:font-weight-complex="bold"/>
    </style:style>
    <style:style style:name="P70" style:family="paragraph" style:parent-style-name="Table_20_Contents">
      <style:paragraph-properties fo:text-align="start" style:justify-single-word="false">
        <style:tab-stops>
          <style:tab-stop style:position="13.998cm"/>
        </style:tab-stops>
      </style:paragraph-properties>
      <style:text-properties style:font-name="Marianne" fo:font-size="10.5pt" fo:font-weight="normal" officeooo:paragraph-rsid="00636c59" style:font-name-asian="ArialMT" style:font-size-asian="10.5pt" style:font-weight-asian="normal" style:font-name-complex="ArialMT" style:font-size-complex="10.5pt" style:font-weight-complex="normal"/>
    </style:style>
    <style:style style:name="P71" style:family="paragraph" style:parent-style-name="Table_20_Contents">
      <style:paragraph-properties fo:text-align="start" style:justify-single-word="false">
        <style:tab-stops>
          <style:tab-stop style:position="13.998cm"/>
        </style:tab-stops>
      </style:paragraph-properties>
      <style:text-properties style:font-name="Marianne" fo:font-size="10.5pt" fo:font-weight="normal" officeooo:paragraph-rsid="006703b2" style:font-name-asian="ArialMT" style:font-size-asian="10.5pt" style:font-weight-asian="normal" style:font-name-complex="ArialMT" style:font-size-complex="10.5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Marianne" fo:font-size="10.5pt" officeooo:paragraph-rsid="0072e453" style:font-size-asian="10.5pt" style:font-size-complex="10.5pt"/>
    </style:style>
    <style:style style:name="P73" style:family="paragraph" style:parent-style-name="Table_20_Contents">
      <style:paragraph-properties fo:text-align="start" style:justify-single-word="false"/>
      <style:text-properties style:font-name="Marianne" fo:font-size="10.5pt" officeooo:rsid="0072e453" officeooo:paragraph-rsid="0072e453" style:font-size-asian="10.5pt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style:font-name="Marianne" fo:font-size="6pt" fo:font-weight="normal" officeooo:rsid="003d728c" officeooo:paragraph-rsid="00636c59" style:font-name-asian="ArialMT" style:font-size-asian="5.25pt" style:font-weight-asian="normal" style:font-name-complex="ArialMT" style:font-size-complex="6pt" style:font-weight-complex="normal"/>
    </style:style>
    <style:style style:name="P75" style:family="paragraph" style:parent-style-name="Header">
      <style:paragraph-properties fo:text-align="end" style:justify-single-word="false"/>
      <style:text-properties style:font-name="Arial" fo:font-size="10pt" officeooo:paragraph-rsid="00797c50" style:font-size-asian="10pt" style:font-size-complex="10pt"/>
    </style:style>
    <style:style style:name="P76" style:family="paragraph" style:parent-style-name="Standard" style:list-style-name="L3"/>
    <style:style style:name="P77" style:family="paragraph" style:parent-style-name="Standard" style:list-style-name="L3">
      <style:paragraph-properties fo:margin-left="0.22cm" fo:margin-right="0cm" fo:text-align="start" style:justify-single-word="false" fo:text-indent="-0.023cm" style:auto-text-indent="false" style:text-autospace="none">
        <style:tab-stops/>
      </style:paragraph-properties>
      <style:text-properties style:font-name="ArialMT" fo:font-size="10pt" style:font-name-asian="ArialMT" style:font-size-asian="10pt" style:font-name-complex="ArialMT" style:font-size-complex="10pt"/>
    </style:style>
    <style:style style:name="P78" style:family="paragraph" style:parent-style-name="Standard" style:list-style-name="L3">
      <style:paragraph-properties fo:margin-left="0.035cm" fo:margin-right="-0.009cm" fo:text-align="start" style:justify-single-word="false" fo:text-indent="0cm" style:auto-text-indent="false"/>
      <style:text-properties officeooo:paragraph-rsid="003d728c"/>
    </style:style>
    <style:style style:name="P79" style:family="paragraph" style:parent-style-name="Standard">
      <style:paragraph-properties fo:line-height="115%" fo:text-align="start" style:justify-single-word="false"/>
      <style:text-properties style:font-name="Arial" fo:font-size="10pt" style:text-underline-style="none" fo:font-weight="normal" officeooo:rsid="00797c50" officeooo:paragraph-rsid="00797c50" style:font-name-asian="ArialMT" style:font-size-asian="10pt" style:font-weight-asian="normal" style:font-name-complex="ArialMT" style:font-size-complex="10pt" style:font-weight-complex="normal"/>
    </style:style>
    <style:style style:name="P80" style:family="paragraph" style:parent-style-name="Table_20_Contents" style:list-style-name="L3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rsid="0029afa4" officeooo:paragraph-rsid="003d728c" style:font-name-asian="ArialMT" style:font-size-asian="10pt" style:font-name-complex="ArialMT" style:font-size-complex="10pt"/>
    </style:style>
    <style:style style:name="P81" style:family="paragraph" style:parent-style-name="Table_20_Contents" style:list-style-name="L4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rsid="0029afa4" officeooo:paragraph-rsid="0029afa4" style:font-name-asian="ArialMT" style:font-size-asian="10pt" style:font-name-complex="ArialMT" style:font-size-complex="10pt"/>
    </style:style>
    <style:style style:name="P82" style:family="paragraph" style:parent-style-name="Table_20_Contents" style:list-style-name="L3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paragraph-rsid="00239a77" style:font-name-asian="ArialMT" style:font-size-asian="10pt" style:font-name-complex="ArialMT" style:font-size-complex="10pt"/>
    </style:style>
    <style:style style:name="P83" style:family="paragraph" style:parent-style-name="Table_20_Contents" style:list-style-name="L4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paragraph-rsid="00490113" style:font-name-asian="ArialMT" style:font-size-asian="10pt" style:font-name-complex="ArialMT" style:font-size-complex="10pt"/>
    </style:style>
    <style:style style:name="P84" style:family="paragraph" style:parent-style-name="Table_20_Contents">
      <style:paragraph-properties fo:margin-left="0.035cm" fo:margin-right="-0.009cm" fo:text-align="start" style:justify-single-word="false" fo:text-indent="-0.023cm" style:auto-text-indent="false">
        <style:tab-stops/>
      </style:paragraph-properties>
      <style:text-properties style:font-name="ArialMT" fo:font-size="10pt" officeooo:rsid="00490113" officeooo:paragraph-rsid="00797c50" style:font-name-asian="ArialMT" style:font-size-asian="10pt" style:font-name-complex="ArialMT" style:font-size-complex="10pt"/>
    </style:style>
    <style:style style:name="P85" style:family="paragraph" style:parent-style-name="Table_20_Contents">
      <style:paragraph-properties fo:text-align="start" style:justify-single-word="false">
        <style:tab-stops>
          <style:tab-stop style:position="13.998cm"/>
        </style:tab-stops>
      </style:paragraph-properties>
      <style:text-properties style:use-window-font-color="true" loext:opacity="0%" style:font-name="Marianne" fo:font-size="6pt" fo:font-weight="normal" officeooo:rsid="006703b2" officeooo:paragraph-rsid="006703b2" style:font-name-asian="ArialMT" style:font-size-asian="5.25pt" style:font-weight-asian="normal" style:font-name-complex="ArialMT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loext:opacity="0%" style:font-name="Marianne" fo:font-size="10.5pt" fo:font-weight="normal" officeooo:rsid="006acfb5" officeooo:paragraph-rsid="0079cfa0" style:font-name-asian="ArialMT" style:font-size-asian="10.5pt" style:font-weight-asian="normal" style:font-name-complex="ArialMT" style:font-size-complex="10.5pt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.7cm" style:auto-text-indent="false" fo:background-color="transparent" text:number-lines="false" text:line-number="0">
        <style:tab-stops>
          <style:tab-stop style:position="13.998cm"/>
        </style:tab-stops>
      </style:paragraph-properties>
      <style:text-properties style:use-window-font-color="true" loext:opacity="0%" style:font-name="Marianne" fo:font-size="10.5pt" fo:font-weight="normal" officeooo:rsid="0034266c" officeooo:paragraph-rsid="0062e28d" style:font-name-asian="ArialMT" style:font-size-asian="10.5pt" style:font-weight-asian="normal" style:font-name-complex="ArialMT" style:font-size-complex="10.5pt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.7cm" style:auto-text-indent="false" fo:background-color="transparent" text:number-lines="false" text:line-number="0" style:text-autospace="none"/>
      <style:text-properties style:use-window-font-color="true" loext:opacity="0%" style:font-name="Marianne" fo:font-size="10.5pt" fo:font-weight="normal" officeooo:rsid="0034266c" officeooo:paragraph-rsid="0062e28d" style:font-name-asian="ArialMT" style:font-size-asian="10.5pt" style:font-weight-asian="normal" style:font-name-complex="ArialMT" style:font-size-complex="10.5pt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.801cm" style:auto-text-indent="false" fo:background-color="transparent" text:number-lines="false" text:line-number="0" style:text-autospace="none"/>
      <style:text-properties style:use-window-font-color="true" loext:opacity="0%" style:font-name="Marianne" fo:font-size="10.5pt" fo:font-weight="normal" officeooo:rsid="0034266c" officeooo:paragraph-rsid="0062e28d" style:font-name-asian="ArialMT" style:font-size-asian="10.5pt" style:font-weight-asian="normal" style:font-name-complex="ArialMT" style:font-size-complex="10.5pt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.7cm" style:auto-text-indent="false" fo:background-color="transparent" text:number-lines="false" text:line-number="0" style:text-autospace="none"/>
      <style:text-properties style:use-window-font-color="true" loext:opacity="0%" style:font-name="Marianne" fo:font-size="10.5pt" fo:font-weight="normal" officeooo:rsid="0034266c" officeooo:paragraph-rsid="0031c987" style:font-name-asian="ArialMT" style:font-size-asian="10.5pt" style:font-weight-asian="normal" style:font-name-complex="ArialMT" style:font-size-complex="10.5pt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.801cm" style:auto-text-indent="false" fo:background-color="transparent" text:number-lines="false" text:line-number="0" style:text-autospace="none"/>
      <style:text-properties style:use-window-font-color="true" loext:opacity="0%" style:font-name="Marianne" fo:font-size="10.5pt" fo:font-weight="normal" officeooo:rsid="0034266c" officeooo:paragraph-rsid="0031c987" style:font-name-asian="ArialMT" style:font-size-asian="10.5pt" style:font-weight-asian="normal" style:font-name-complex="ArialMT" style:font-size-complex="10.5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0pt" officeooo:rsid="00797c50" officeooo:paragraph-rsid="00797c50" style:font-name-asian="ArialMT" style:font-size-asian="10pt" style:font-name-complex="ArialM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97c50" officeooo:paragraph-rsid="00797c50" style:font-name-asian="ArialMT" style:font-size-asian="10pt" style:font-weight-asian="normal" style:font-name-complex="ArialMT" style:font-size-complex="10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.801cm" style:auto-text-indent="false" fo:background-color="transparent" text:number-lines="false" text:line-number="0">
        <style:tab-stops>
          <style:tab-stop style:position="13.998cm"/>
        </style:tab-stops>
      </style:paragraph-properties>
      <style:text-properties style:font-name="Marianne" fo:font-size="10.5pt" fo:font-weight="normal" officeooo:paragraph-rsid="0062e28d" style:font-name-asian="ArialMT" style:font-size-asian="10.5pt" style:font-weight-asian="normal" style:font-name-complex="ArialMT" style:font-size-complex="10.5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Marianne" fo:font-size="10.5pt" officeooo:paragraph-rsid="00239a77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>
        <style:tab-stops>
          <style:tab-stop style:position="13.998cm"/>
        </style:tab-stops>
      </style:paragraph-properties>
      <style:text-properties style:font-name="Marianne Light" fo:font-size="10.5pt" fo:font-weight="normal" officeooo:paragraph-rsid="006acfb5" style:font-name-asian="ArialMT" style:font-size-asian="10.5pt" style:font-weight-asian="normal" style:font-name-complex="ArialMT" style:font-size-complex="10.5pt" style:font-weight-complex="normal"/>
    </style:style>
    <style:style style:name="P97" style:family="paragraph" style:parent-style-name="Text_20_body">
      <loext:graphic-properties draw:fill="none"/>
      <style:paragraph-properties fo:margin-left="0.6cm" fo:margin-right="0cm" fo:margin-top="0.101cm" fo:margin-bottom="0.101cm" style:contextual-spacing="false" fo:line-height="115%" fo:text-align="start" style:justify-single-word="false" fo:text-indent="0cm" style:auto-text-indent="false" fo:background-color="transparent" text:number-lines="false" text:line-number="0"/>
      <style:text-properties fo:color="#000000" loext:opacity="100%" style:font-name="Marianne Light" fo:font-size="10.5pt" fo:font-weight="normal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98" style:family="paragraph" style:parent-style-name="Text_20_body">
      <loext:graphic-properties draw:fill="none"/>
      <style:paragraph-properties fo:margin-left="0.6cm" fo:margin-right="0cm" fo:margin-top="0.101cm" fo:margin-bottom="0.101cm" style:contextual-spacing="false" fo:line-height="115%" fo:text-align="start" style:justify-single-word="false" fo:text-indent="1cm" style:auto-text-indent="false" fo:background-color="transparent" text:number-lines="false" text:line-number="0"/>
      <style:text-properties fo:color="#000000" loext:opacity="100%" style:font-name="Marianne Light" fo:font-size="10.5pt" fo:font-weight="normal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99" style:family="paragraph" style:parent-style-name="Text_20_body" style:list-style-name="L1">
      <loext:graphic-properties draw:fill="none"/>
      <style:paragraph-properties fo:margin-top="0.101cm" fo:margin-bottom="0.101cm" style:contextual-spacing="false" fo:line-height="115%" fo:text-align="start" style:justify-single-word="false" fo:background-color="transparent" text:number-lines="false" text:line-number="0"/>
      <style:text-properties fo:color="#000000" loext:opacity="100%" style:font-name="Marianne Light" fo:font-size="10.5pt" fo:font-weight="normal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100" style:family="paragraph" style:parent-style-name="Text_20_body">
      <loext:graphic-properties draw:fill="none"/>
      <style:paragraph-properties fo:margin-left="0.6cm" fo:margin-right="0cm" fo:margin-top="0.101cm" fo:margin-bottom="0.101cm" style:contextual-spacing="false" fo:line-height="115%" fo:text-align="start" style:justify-single-word="false" fo:text-indent="0cm" style:auto-text-indent="false" fo:background-color="transparent" text:number-lines="false" text:line-number="0"/>
      <style:text-properties fo:color="#000000" loext:opacity="100%" style:font-name="Marianne Light" fo:font-size="10.5pt" fo:font-weight="normal" officeooo:rsid="00797c50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101" style:family="paragraph" style:parent-style-name="Text_20_body">
      <loext:graphic-properties draw:fill="none"/>
      <style:paragraph-properties fo:margin-left="0.6cm" fo:margin-right="0cm" fo:margin-top="0.101cm" fo:margin-bottom="0.101cm" style:contextual-spacing="false" fo:line-height="115%" fo:text-align="start" style:justify-single-word="false" fo:text-indent="0cm" style:auto-text-indent="false" fo:background-color="transparent" text:number-lines="false" text:line-number="0">
        <style:tab-stops>
          <style:tab-stop style:position="13.998cm"/>
        </style:tab-stops>
      </style:paragraph-properties>
      <style:text-properties fo:color="#000000" loext:opacity="100%" style:font-name="Marianne Light" fo:font-size="10.5pt" fo:font-weight="normal" officeooo:rsid="00797c50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102" style:family="paragraph" style:parent-style-name="Text_20_body">
      <loext:graphic-properties draw:fill="none"/>
      <style:paragraph-properties fo:margin-left="0.6cm" fo:margin-right="0cm" fo:margin-top="0.101cm" fo:margin-bottom="0.101cm" style:contextual-spacing="false" fo:line-height="115%" fo:text-align="start" style:justify-single-word="false" fo:text-indent="0cm" style:auto-text-indent="false" fo:background-color="transparent" text:number-lines="false" text:line-number="0">
        <style:tab-stops>
          <style:tab-stop style:position="13.998cm"/>
        </style:tab-stops>
      </style:paragraph-properties>
      <style:text-properties fo:color="#000000" loext:opacity="100%" style:font-name="Marianne Light" fo:font-size="10.5pt" fo:font-weight="normal" officeooo:rsid="00797c50" officeooo:paragraph-rsid="0079cfa0" style:font-name-asian="ArialMT" style:font-size-asian="10.5pt" style:font-weight-asian="normal" style:font-name-complex="ArialMT" style:font-size-complex="10.5pt" style:font-weight-complex="normal"/>
    </style:style>
    <style:style style:name="P103" style:family="paragraph" style:parent-style-name="Text_20_body" style:list-style-name="L2">
      <loext:graphic-properties draw:fill="none"/>
      <style:paragraph-properties fo:margin-top="0.101cm" fo:margin-bottom="0.101cm" style:contextual-spacing="false" fo:line-height="115%" fo:text-align="start" style:justify-single-word="false" fo:background-color="transparent" text:number-lines="false" text:line-number="0"/>
      <style:text-properties fo:color="#000000" loext:opacity="100%" style:font-name="Marianne Light" fo:font-size="10.5pt" fo:font-weight="normal" officeooo:rsid="00797c50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104" style:family="paragraph" style:parent-style-name="Text_20_body" style:list-style-name="L2">
      <loext:graphic-properties draw:fill="none"/>
      <style:paragraph-properties fo:margin-top="0.101cm" fo:margin-bottom="0.101cm" style:contextual-spacing="false" fo:line-height="115%" fo:text-align="start" style:justify-single-word="false" fo:background-color="transparent" text:number-lines="false" text:line-number="0"/>
      <style:text-properties fo:color="#000000" loext:opacity="100%" style:font-name="Marianne Light" fo:font-size="10.5pt" fo:font-weight="normal" officeooo:rsid="00797c50" officeooo:paragraph-rsid="0079cfa0" style:font-name-asian="ArialMT" style:font-size-asian="10.5pt" style:font-weight-asian="normal" style:font-name-complex="ArialMT" style:font-size-complex="10.5pt" style:font-weight-complex="normal"/>
    </style:style>
    <style:style style:name="P105" style:family="paragraph" style:parent-style-name="Text_20_body" style:list-style-name="L1">
      <loext:graphic-properties draw:fill="none"/>
      <style:paragraph-properties fo:margin-top="0.101cm" fo:margin-bottom="0.101cm" style:contextual-spacing="false" fo:line-height="115%" fo:text-align="start" style:justify-single-word="false" fo:background-color="transparent" text:number-lines="false" text:line-number="0"/>
      <style:text-properties fo:color="#000000" loext:opacity="100%" style:font-name="Marianne Light" fo:font-size="10.5pt" fo:font-weight="normal" officeooo:rsid="00797c50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106" style:family="paragraph" style:parent-style-name="Text_20_body">
      <loext:graphic-properties draw:fill="none"/>
      <style:paragraph-properties fo:margin-left="0.6cm" fo:margin-right="0cm" fo:margin-top="0.101cm" fo:margin-bottom="0.101cm" style:contextual-spacing="false" fo:line-height="115%" fo:text-align="start" style:justify-single-word="false" fo:text-indent="0cm" style:auto-text-indent="false" fo:background-color="transparent" text:number-lines="false" text:line-number="0"/>
      <style:text-properties fo:color="#000000" loext:opacity="100%" style:font-name="Marianne Light" fo:font-size="10.5pt" fo:font-weight="normal" officeooo:rsid="00490113" officeooo:paragraph-rsid="00797c50" style:font-name-asian="ArialMT" style:font-size-asian="10.5pt" style:font-weight-asian="normal" style:font-name-complex="ArialMT" style:font-size-complex="10.5pt" style:font-weight-complex="normal"/>
    </style:style>
    <style:style style:name="P107" style:family="paragraph">
      <style:paragraph-properties fo:text-align="start"/>
      <style:text-properties fo:font-size="12pt"/>
    </style:style>
    <style:style style:name="T1" style:family="text">
      <style:text-properties officeooo:rsid="006acfb5"/>
    </style:style>
    <style:style style:name="T2" style:family="text">
      <style:text-properties officeooo:rsid="0046048e"/>
    </style:style>
    <style:style style:name="T3" style:family="text">
      <style:text-properties officeooo:rsid="004075c8"/>
    </style:style>
    <style:style style:name="T4" style:family="text">
      <style:text-properties officeooo:rsid="00490113"/>
    </style:style>
    <style:style style:name="T5" style:family="text">
      <style:text-properties officeooo:rsid="0031c987"/>
    </style:style>
    <style:style style:name="T6" style:family="text">
      <style:text-properties style:font-name="ArialMT" fo:font-size="10pt" style:font-name-asian="ArialMT" style:font-size-asian="10pt" style:font-name-complex="ArialMT" style:font-size-complex="10pt"/>
    </style:style>
    <style:style style:name="T7" style:family="text">
      <style:text-properties style:font-name="ArialMT" fo:font-size="10pt" officeooo:rsid="003d728c" style:font-name-asian="ArialMT" style:font-size-asian="10pt" style:font-name-complex="ArialMT" style:font-size-complex="10pt"/>
    </style:style>
    <style:style style:name="T8" style:family="text">
      <style:text-properties style:font-name="ArialMT" fo:font-size="10pt" officeooo:rsid="006acfb5" style:font-name-asian="ArialMT" style:font-size-asian="10pt" style:font-name-complex="ArialMT" style:font-size-complex="10pt"/>
    </style:style>
    <style:style style:name="T9" style:family="text">
      <style:text-properties style:font-name="ArialMT" officeooo:rsid="00797c50" style:font-name-asian="ArialMT" style:font-name-complex="ArialMT"/>
    </style:style>
    <style:style style:name="T10" style:family="text">
      <style:text-properties officeooo:rsid="0038befa"/>
    </style:style>
    <style:style style:name="T11" style:family="text">
      <style:text-properties officeooo:rsid="00679d4c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fo:font-size="10pt" fo:font-weight="normal" officeooo:rsid="00388e18" style:font-name-asian="ArialMT" style:font-size-asian="10pt" style:font-weight-asian="normal" style:font-name-complex="ArialMT" style:font-size-complex="10pt" style:font-weight-complex="normal"/>
    </style:style>
    <style:style style:name="T14" style:family="text">
      <style:text-properties style:use-window-font-color="true" loext:opacity="0%" fo:font-size="10pt" fo:font-weight="normal" officeooo:rsid="006acfb5" style:font-name-asian="ArialMT" style:font-size-asian="10pt" style:font-weight-asian="normal" style:font-name-complex="ArialMT" style:font-size-complex="10pt" style:font-weight-complex="normal"/>
    </style:style>
    <style:style style:name="T15" style:family="text">
      <style:text-properties style:use-window-font-color="true" loext:opacity="0%" officeooo:rsid="003c5eac"/>
    </style:style>
    <style:style style:name="T16" style:family="text">
      <style:text-properties style:use-window-font-color="true" loext:opacity="0%" officeooo:rsid="006703b2"/>
    </style:style>
    <style:style style:name="T17" style:family="text">
      <style:text-properties style:use-window-font-color="true" loext:opacity="0%" fo:font-weight="normal" style:font-name-asian="ArialMT" style:font-weight-asian="normal" style:font-name-complex="ArialMT" style:font-weight-complex="normal"/>
    </style:style>
    <style:style style:name="T18" style:family="text">
      <style:text-properties style:use-window-font-color="true" loext:opacity="0%" fo:font-weight="normal" officeooo:rsid="006acfb5" style:font-name-asian="ArialMT" style:font-weight-asian="normal" style:font-name-complex="ArialMT" style:font-weight-complex="normal"/>
    </style:style>
    <style:style style:name="T19" style:family="text">
      <style:text-properties style:use-window-font-color="true" loext:opacity="0%" fo:font-weight="normal" officeooo:rsid="00388e18" style:font-name-asian="ArialMT" style:font-weight-asian="normal" style:font-name-complex="ArialMT" style:font-weight-complex="normal"/>
    </style:style>
    <style:style style:name="T20" style:family="text">
      <style:text-properties style:use-window-font-color="true" loext:opacity="0%" fo:font-weight="normal" officeooo:rsid="0079cfa0" style:font-name-asian="ArialMT" style:font-weight-asian="normal" style:font-name-complex="ArialMT" style:font-weight-complex="normal"/>
    </style:style>
    <style:style style:name="T21" style:family="text">
      <style:text-properties style:use-window-font-color="true" loext:opacity="0%" style:font-name="Marianne" fo:font-size="10pt" fo:font-weight="normal" officeooo:rsid="00388e18" style:font-name-asian="ArialMT" style:font-size-asian="10pt" style:font-weight-asian="normal" style:font-name-complex="ArialMT" style:font-size-complex="10pt" style:font-weight-complex="normal"/>
    </style:style>
    <style:style style:name="T22" style:family="text">
      <style:text-properties style:use-window-font-color="true" loext:opacity="0%" style:font-name="Marianne" fo:font-size="10.5pt" fo:font-weight="normal" officeooo:rsid="00388e18" style:font-name-asian="ArialMT" style:font-size-asian="10.5pt" style:font-weight-asian="normal" style:font-name-complex="ArialMT" style:font-size-complex="10.5pt" style:font-weight-complex="normal"/>
    </style:style>
    <style:style style:name="T23" style:family="text">
      <style:text-properties fo:color="#000000" loext:opacity="100%" officeooo:rsid="00636c59"/>
    </style:style>
    <style:style style:name="T24" style:family="text">
      <style:text-properties fo:color="#000000" loext:opacity="100%" officeooo:rsid="0066ade3"/>
    </style:style>
    <style:style style:name="T25" style:family="text">
      <style:text-properties fo:font-size="10pt" style:text-underline-style="none" fo:font-weight="normal" style:font-name-asian="ArialMT" style:font-size-asian="10pt" style:font-weight-asian="normal" style:font-name-complex="ArialMT" style:font-size-complex="10pt" style:font-weight-complex="normal"/>
    </style:style>
    <style:style style:name="T26" style:family="text">
      <style:text-properties fo:font-size="10pt" style:text-underline-style="none" fo:font-weight="normal" officeooo:rsid="0058eb70" style:font-name-asian="ArialMT" style:font-size-asian="10pt" style:font-weight-asian="normal" style:font-name-complex="ArialMT" style:font-size-complex="10pt" style:font-weight-complex="normal"/>
    </style:style>
    <style:style style:name="T27" style:family="text">
      <style:text-properties fo:font-size="10pt" style:text-underline-style="none" fo:font-weight="normal" officeooo:rsid="0061350b" style:font-name-asian="ArialMT" style:font-size-asian="10pt" style:font-weight-asian="normal" style:font-name-complex="ArialMT" style:font-size-complex="10pt" style:font-weight-complex="normal"/>
    </style:style>
    <style:style style:name="T28" style:family="text">
      <style:text-properties fo:font-size="10pt" style:text-underline-style="none" fo:font-weight="normal" officeooo:rsid="00797c50" style:font-name-asian="ArialMT" style:font-size-asian="10pt" style:font-weight-asian="normal" style:font-name-complex="ArialMT" style:font-size-complex="10pt" style:font-weight-complex="normal"/>
    </style:style>
    <style:style style:name="T29" style:family="text">
      <style:text-properties fo:font-size="10pt" style:text-underline-style="none" style:font-name-asian="ArialMT" style:font-size-asian="10pt" style:font-name-complex="ArialMT" style:font-size-complex="10pt"/>
    </style:style>
    <style:style style:name="T30" style:family="text">
      <style:text-properties fo:font-size="10pt" style:text-underline-style="none" officeooo:rsid="004075c8" style:font-name-asian="ArialMT" style:font-size-asian="10pt" style:font-name-complex="ArialMT" style:font-size-complex="10pt"/>
    </style:style>
    <style:style style:name="T31" style:family="text">
      <style:text-properties fo:font-size="10pt" style:text-underline-style="none" officeooo:rsid="004d4f06" style:font-name-asian="ArialMT" style:font-size-asian="10pt" style:font-name-complex="ArialMT" style:font-size-complex="10pt"/>
    </style:style>
    <style:style style:name="T32" style:family="text">
      <style:text-properties fo:font-size="10pt" style:text-underline-style="none" officeooo:rsid="007493c6" style:font-name-asian="ArialMT" style:font-size-asian="10pt" style:font-name-complex="ArialM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37f741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4ade47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5ea885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797c50" style:font-size-asian="10pt" style:font-weight-asian="bold" style:font-size-complex="10pt" style:font-weight-complex="bold"/>
    </style:style>
    <style:style style:name="T38" style:family="text">
      <style:text-properties fo:font-size="10pt" style:text-underline-style="solid" style:text-underline-width="auto" style:text-underline-color="font-color" style:font-name-asian="ArialMT" style:font-size-asian="10pt" style:font-name-complex="ArialMT" style:font-size-complex="10pt"/>
    </style:style>
    <style:style style:name="T39" style:family="text">
      <style:text-properties fo:font-size="10pt" style:text-underline-style="solid" style:text-underline-width="auto" style:text-underline-color="font-color" officeooo:rsid="006703b2" style:font-name-asian="ArialMT" style:font-size-asian="10pt" style:font-name-complex="ArialMT" style:font-size-complex="10pt"/>
    </style:style>
    <style:style style:name="T40" style:family="text">
      <style:text-properties fo:font-size="10pt" officeooo:rsid="00636c59" style:font-size-asian="10pt" style:font-size-complex="10pt"/>
    </style:style>
    <style:style style:name="T41" style:family="text">
      <style:text-properties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383a3" style:font-style-asian="italic" style:font-style-complex="italic"/>
    </style:style>
    <style:style style:name="T44" style:family="text">
      <style:text-properties fo:font-style="italic" officeooo:rsid="005ea885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5ea885" style:font-style-asian="italic" style:font-style-complex="italic"/>
    </style:style>
    <style:style style:name="T46" style:family="text">
      <style:text-properties officeooo:rsid="003c5ea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6acfb5" style:font-weight-asian="bold" style:font-weight-complex="bold"/>
    </style:style>
    <style:style style:name="T49" style:family="text">
      <style:text-properties fo:font-weight="bold" officeooo:rsid="0079cfa0" style:font-weight-asian="bold" style:font-weight-complex="bold"/>
    </style:style>
    <style:style style:name="T50" style:family="text">
      <style:text-properties officeooo:rsid="003d728c"/>
    </style:style>
    <style:style style:name="T51" style:family="text">
      <style:text-properties officeooo:rsid="004472a5"/>
    </style:style>
    <style:style style:name="T52" style:family="text">
      <style:text-properties officeooo:rsid="004ef51a"/>
    </style:style>
    <style:style style:name="T53" style:family="text">
      <style:text-properties officeooo:rsid="0052baa3"/>
    </style:style>
    <style:style style:name="T54" style:family="text">
      <style:text-properties officeooo:rsid="005e9546"/>
    </style:style>
    <style:style style:name="T55" style:family="text">
      <style:text-properties officeooo:rsid="005ea885"/>
    </style:style>
    <style:style style:name="T56" style:family="text">
      <style:text-properties fo:font-style="normal" officeooo:rsid="005ea885" style:font-style-asian="normal" style:font-style-complex="normal"/>
    </style:style>
    <style:style style:name="T57" style:family="text">
      <style:text-properties fo:font-style="normal" officeooo:rsid="005faf9a" style:font-style-asian="normal" style:font-style-complex="normal"/>
    </style:style>
    <style:style style:name="T58" style:family="text">
      <style:text-properties fo:font-style="normal" officeooo:rsid="0061350b" style:font-style-asian="normal" style:font-style-complex="normal"/>
    </style:style>
    <style:style style:name="T59" style:family="text">
      <style:text-properties fo:font-style="normal" officeooo:rsid="006277e0" style:font-style-asian="normal" style:font-style-complex="normal"/>
    </style:style>
    <style:style style:name="T60" style:family="text">
      <style:text-properties fo:font-style="normal" style:text-underline-style="solid" style:text-underline-width="auto" style:text-underline-color="font-color" officeooo:rsid="005ea885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officeooo:rsid="006277e0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officeooo:rsid="0062e28d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officeooo:rsid="00670c38" style:font-style-asian="normal" style:font-style-complex="normal"/>
    </style:style>
    <style:style style:name="T64" style:family="text">
      <style:text-properties fo:font-style="normal" fo:font-weight="bold" officeooo:rsid="005faf9a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6277e0" style:font-style-asian="normal" style:font-weight-asian="bold" style:font-style-complex="normal" style:font-weight-complex="bold"/>
    </style:style>
    <style:style style:name="T66" style:family="text">
      <style:text-properties officeooo:rsid="0062e28d"/>
    </style:style>
    <style:style style:name="T67" style:family="text">
      <style:text-properties officeooo:rsid="00636c59"/>
    </style:style>
    <style:style style:name="T68" style:family="text">
      <style:text-properties officeooo:rsid="0066ade3"/>
    </style:style>
    <style:style style:name="T69" style:family="text">
      <style:text-properties officeooo:rsid="00670c38"/>
    </style:style>
    <style:style style:name="T70" style:family="text">
      <style:text-properties fo:text-transform="uppercase" fo:font-weight="bold" style:font-weight-asian="bold" style:font-weight-complex="bold"/>
    </style:style>
    <style:style style:name="T71" style:family="text">
      <style:text-properties officeooo:rsid="0072e453"/>
    </style:style>
    <style:style style:name="T72" style:family="text">
      <style:text-properties officeooo:rsid="00797c50"/>
    </style:style>
    <style:style style:name="T73" style:family="text">
      <style:text-properties style:text-underline-style="none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6acfb5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officeooo:rsid="00797c50"/>
    </style:style>
    <style:style style:name="T78" style:family="text">
      <style:text-properties style:text-underline-style="solid" style:text-underline-width="auto" style:text-underline-color="font-color" officeooo:rsid="0079cfa0"/>
    </style:style>
    <style:style style:name="T79" style:family="text">
      <style:text-properties officeooo:rsid="0079cfa0"/>
    </style:style>
    <style:style style:name="T80" style:family="text">
      <style:text-properties style:font-name="Marianne"/>
    </style:style>
    <style:style style:name="T81" style:family="text">
      <style:text-properties style:font-name="Marianne" fo:font-size="10pt" fo:font-weight="normal" style:font-size-asian="10pt" style:font-weight-asian="normal" style:font-size-complex="10pt" style:font-weight-complex="normal"/>
    </style:style>
    <style:style style:name="T82" style:family="text">
      <style:text-properties style:font-name="Marianne" fo:font-size="10pt" officeooo:rsid="00636c59" style:font-size-asian="10pt" style:font-size-complex="10pt"/>
    </style:style>
    <style:style style:name="T83" style:family="text">
      <style:text-properties style:font-name="Marianne" fo:font-size="10.5pt" style:font-size-asian="10.5pt" style:font-size-complex="10.5pt"/>
    </style:style>
    <style:style style:name="T84" style:family="text">
      <style:text-properties style:font-name="Marianne" fo:font-size="10.5pt" officeooo:rsid="00636c59" style:font-size-asian="10.5pt" style:font-size-complex="10.5pt"/>
    </style:style>
    <style:style style:name="T85" style:family="text">
      <style:text-properties style:font-name="Marianne" fo:font-size="10.5pt" fo:font-weight="normal" style:font-size-asian="10.5pt" style:font-weight-asian="normal" style:font-size-complex="10.5pt" style:font-weight-complex="normal"/>
    </style:style>
    <style:style style:name="T86" style:family="text">
      <style:text-properties fo:font-size="6pt" style:font-size-asian="6pt" style:font-size-complex="6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5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2" form:id="control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7" form:id="control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row>
          <table:table-cell table:style-name="Tableau9.A1" table:number-columns-spanned="4" office:value-type="string">
            <text:p text:style-name="P1">GENDARMERIE NATIONALE</text:p>
          </table:table-cell>
          <table:covered-table-cell/>
          <table:covered-table-cell/>
          <table:covered-table-cell/>
          <table:table-cell table:style-name="Tableau9.E1" table:number-rows-spanned="4" table:number-columns-spanned="3" office:value-type="string">
            <text:p text:style-name="P2">PROCÈS-VERBAL D’<text:span text:style-name="T69">ENQUETE</text:span></text:p>
            <text:p text:style-name="P2">-</text:p>
            <text:p text:style-name="P67">TRAITEMENT ALTERNATIF DES VIOLENCES </text:p>
            <text:p text:style-name="P67">EN MILIEU SCOLAIRE</text:p>
          </table:table-cell>
          <table:covered-table-cell/>
          <table:covered-table-cell/>
        </table:table-row>
        <table:table-row>
          <table:table-cell table:style-name="Tableau9.A2" table:number-columns-spanned="4" office:value-type="string">
            <text:p text:style-name="P5">Groupement de <text:span text:style-name="T10">Gendarmerie départementale de </text:span><text:span text:style-name="T1">l’Ain</text:span>.</text:p>
          </table:table-cell>
          <table:covered-table-cell/>
          <table:covered-table-cell/>
          <table:covered-table-cell/>
          <table:covered-table-cell table:style-name="Tableau9.E1"/>
          <table:covered-table-cell/>
          <table:covered-table-cell/>
        </table:table-row>
        <table:table-row>
          <table:table-cell table:style-name="Tableau9.A2" table:number-columns-spanned="4" office:value-type="string">
            <text:p text:style-name="P5">Compagnie de </text:p>
          </table:table-cell>
          <table:covered-table-cell/>
          <table:covered-table-cell/>
          <table:covered-table-cell/>
          <table:covered-table-cell table:style-name="Tableau9.E1"/>
          <table:covered-table-cell/>
          <table:covered-table-cell/>
        </table:table-row>
        <table:table-row>
          <table:table-cell table:style-name="Tableau9.A2" table:number-columns-spanned="4" office:value-type="string">
            <text:p text:style-name="P6">BTA </text:p>
          </table:table-cell>
          <table:covered-table-cell/>
          <table:covered-table-cell/>
          <table:covered-table-cell/>
          <table:covered-table-cell table:style-name="Tableau9.E1"/>
          <table:covered-table-cell/>
          <table:covered-table-cell/>
        </table:table-row>
        <table:table-row table:style-name="Tableau9.5">
          <table:table-cell table:style-name="Tableau9.A5" office:value-type="string">
            <text:p text:style-name="P32">Code unité</text:p>
          </table:table-cell>
          <table:table-cell table:style-name="Tableau9.B5" office:value-type="string">
            <text:p text:style-name="P32">N° PV</text:p>
          </table:table-cell>
          <table:table-cell table:style-name="Tableau9.C5" office:value-type="string">
            <text:p text:style-name="P32">Année</text:p>
          </table:table-cell>
          <table:table-cell table:style-name="Tableau9.D5" office:value-type="string">
            <text:p text:style-name="P32">N° dossier </text:p>
          </table:table-cell>
          <table:table-cell table:style-name="Tableau9.E5" table:number-rows-spanned="2" office:value-type="string">
            <text:p text:style-name="P68">Entretien Judiciaire </text:p>
            <text:p text:style-name="P68">au sein de l’EPLE <text:span text:style-name="T11">ou de l’école</text:span></text:p>
          </table:table-cell>
          <table:table-cell table:style-name="Tableau9.F5" office:value-type="string">
            <text:p text:style-name="P32">N° pièce</text:p>
          </table:table-cell>
          <table:table-cell table:style-name="Tableau9.G5" office:value-type="string">
            <text:p text:style-name="P32">N° feuillet</text:p>
          </table:table-cell>
        </table:table-row>
        <table:table-row>
          <table:table-cell table:style-name="Tableau9.A5" office:value-type="string">
            <text:p text:style-name="P13"/>
          </table:table-cell>
          <table:table-cell table:style-name="Tableau9.B6" office:value-type="string">
            <text:p text:style-name="P14"/>
          </table:table-cell>
          <table:table-cell table:style-name="Tableau9.C6">
            <text:p text:style-name="P12"/>
          </table:table-cell>
          <table:table-cell table:style-name="Tableau9.D5" office:value-type="string">
            <text:p text:style-name="P4"/>
          </table:table-cell>
          <table:covered-table-cell table:style-name="Tableau9.E5"/>
          <table:table-cell table:style-name="Tableau9.F6" office:value-type="string">
            <text:p text:style-name="P7"/>
          </table:table-cell>
          <table:table-cell table:style-name="Tableau9.G6" office:value-type="string">
            <text:p text:style-name="P11">1 / <text:span text:style-name="T53">2</text:span></text:p>
          </table:table-cell>
        </table:table-row>
        <table:table-row>
          <table:table-cell table:style-name="Tableau9.A7" table:number-columns-spanned="7" office:value-type="string">
            <text:p text:style-name="P3"><text:span text:style-name="T42">A</text:span><text:span text:style-name="T43">ffaire</text:span><text:span text:style-name="T42"> </text:span>: <text:s/><text:span text:style-name="T72">X</text:span><text:span text:style-name="T51"> </text:span><text:span text:style-name="T3">/ </text:span><text:span text:style-name="T72">Y</text:span></text:p>
            <text:p text:style-name="P44"><text:span text:style-name="T30">Établissement  : Collège </text:span><text:span text:style-name="T32">...</text:span></text:p>
            <text:p text:style-name="P44"><text:span text:style-name="T30">Période </text:span><text:span text:style-name="T31">ou date </text:span><text:span text:style-name="T30">des faits : </text:span><text:span text:style-name="T32">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5">Le <text:span text:style-name="T72">xxx</text:span><text:span text:style-name="T1"> 2025</text:span> <text:span text:style-name="T46">à </text:span><text:span text:style-name="T72">xx</text:span><text:span text:style-name="T51"> heures </text:span><text:span text:style-name="T72">xx</text:span></text:p>
      <text:p text:style-name="P5">Nous soussigné(s) <text:span text:style-name="T10">Adjudant-chef </text:span><text:span text:style-name="T72">xxx</text:span><text:span text:style-name="T10">, </text:span><text:span text:style-name="T46">Officier de Police Judiciaire,</text:span><text:span text:style-name="T10"> en résidence à </text:span><text:span text:style-name="T72">xxx</text:span> </text:p>
      <text:p text:style-name="P8">Agissant en qualité de référent scolaire</text:p>
      <text:p text:style-name="P4">Vu les articles<text:span text:style-name="T12"> </text:span><text:span text:style-name="T15">16 à 19 du Code de Procédure Pénale, </text:span></text:p>
      <text:p text:style-name="P38"><text:span text:style-name="T25">Nous trouvant </text:span><text:span text:style-name="T26">à </text:span><text:span text:style-name="T28">xxx</text:span><text:span text:style-name="T26">, </text:span><text:span text:style-name="T27">rapportons les opérations suivantes qui se sont déroulées : </text:span></text:p>
      <text:p text:style-name="P1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50">Date et lieu <text:span text:style-name="T69">de l’entretien</text:span>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58"><text:span text:style-name="T72">Le xxx</text:span><text:span text:style-name="T1"> 2025</text:span> </text:p>
            <text:p text:style-name="P56">de <text:span text:style-name="T72">xx</text:span>h00 à <text:span text:style-name="T72">xx</text:span>h<text:span text:style-name="T72">xx</text:span></text:p>
          </table:table-cell>
          <table:table-cell table:style-name="Tableau6.B2" office:value-type="string">
            <text:p text:style-name="P30">Collège <text:span text:style-name="T72">xx</text:span><text:span text:style-name="T1"> </text:span><text:s/></text:p>
            <text:p text:style-name="P31">Sis : <text:span text:style-name="T72">xxx</text:span></text:p>
          </table:table-cell>
        </table:table-row>
      </table:table>
      <text:p text:style-name="P3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4" office:value-type="string">
            <text:p text:style-name="P49"><text:span text:style-name="T12">Membres de la direction, p</text:span>ersonnel de la vie scolaire et corps enseignant</text:p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54">Mr </text:p>
          </table:table-cell>
          <table:table-cell table:style-name="Tableau4.B2" office:value-type="string">
            <text:p text:style-name="P54">Principal</text:p>
          </table:table-cell>
          <table:table-cell table:style-name="Tableau4.A2" office:value-type="string">
            <text:p text:style-name="P27">Mme XX</text:p>
          </table:table-cell>
          <table:table-cell table:style-name="Tableau4.D2" office:value-type="string">
            <text:p text:style-name="P27">CPE</text:p>
          </table:table-cell>
        </table:table-row>
        <table:table-row table:style-name="Tableau4.1">
          <table:table-cell table:style-name="Tableau4.A2" office:value-type="string">
            <text:p text:style-name="P54">Mme XX</text:p>
          </table:table-cell>
          <table:table-cell table:style-name="Tableau4.B2" office:value-type="string">
            <text:p text:style-name="P54">Principale-ajointe</text:p>
          </table:table-cell>
          <table:table-cell table:style-name="Tableau4.A2" office:value-type="string">
            <text:p text:style-name="P27">Mme XX</text:p>
          </table:table-cell>
          <table:table-cell table:style-name="Tableau4.D2" office:value-type="string">
            <text:p text:style-name="P28">Assistante d’éducation</text:p>
          </table:table-cell>
        </table:table-row>
        <table:table-row table:style-name="Tableau4.1">
          <table:table-cell table:style-name="Tableau4.A2" office:value-type="string">
            <text:p text:style-name="P57">Mme XX</text:p>
          </table:table-cell>
          <table:table-cell table:style-name="Tableau4.B2" office:value-type="string">
            <text:p text:style-name="P57">Professeure musique (PP)</text:p>
          </table:table-cell>
          <table:table-cell table:style-name="Tableau4.A2" office:value-type="string">
            <text:p text:style-name="P27"/>
          </table:table-cell>
          <table:table-cell table:style-name="Tableau4.D2" office:value-type="string">
            <text:p text:style-name="P28"/>
          </table:table-cell>
        </table:table-row>
      </table:table>
      <text:p text:style-name="P3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H"/>
        <table:table-row>
          <table:table-cell table:style-name="Tableau15.A1" table:number-columns-spanned="8" office:value-type="string">
            <text:p text:style-name="P48">Élèves et représentants légaux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4" office:value-type="string">
            <text:p text:style-name="P55">Membres à l’origine du signalement</text:p>
          </table:table-cell>
          <table:covered-table-cell/>
          <table:covered-table-cell/>
          <table:covered-table-cell/>
          <table:table-cell table:style-name="Tableau15.E2" table:number-columns-spanned="4" office:value-type="string">
            <text:p text:style-name="P29">Membre(s) visé(s) par le signalement</text:p>
          </table:table-cell>
          <table:covered-table-cell/>
          <table:covered-table-cell/>
          <table:covered-table-cell/>
        </table:table-row>
        <table:table-row table:style-name="Tableau15.2">
          <table:table-cell table:style-name="Tableau15.A3" office:value-type="string">
            <text:p text:style-name="P17"/>
          </table:table-cell>
          <table:table-cell table:style-name="Tableau15.B3" office:value-type="string">
            <text:p text:style-name="P18">Prénom</text:p>
          </table:table-cell>
          <table:table-cell table:style-name="Tableau15.C3" office:value-type="string">
            <text:p text:style-name="P18">Nom</text:p>
          </table:table-cell>
          <table:table-cell table:style-name="Tableau15.D3" office:value-type="string">
            <text:p text:style-name="P43">Présent</text:p>
          </table:table-cell>
          <table:table-cell table:style-name="Tableau15.E3" office:value-type="string">
            <text:p text:style-name="P53"/>
          </table:table-cell>
          <table:table-cell table:style-name="Tableau15.F3" office:value-type="string">
            <text:p text:style-name="P19">Prénom</text:p>
          </table:table-cell>
          <table:table-cell table:style-name="Tableau15.G3" office:value-type="string">
            <text:p text:style-name="P19">Nom</text:p>
          </table:table-cell>
          <table:table-cell table:style-name="Tableau15.H3" office:value-type="string">
            <text:p text:style-name="P43">Présent</text:p>
          </table:table-cell>
        </table:table-row>
        <table:table-row table:style-name="Tableau15.2">
          <table:table-cell table:style-name="Tableau15.A2" office:value-type="string">
            <text:p text:style-name="P18">A1</text:p>
          </table:table-cell>
          <table:table-cell table:style-name="Tableau15.A2" office:value-type="string">
            <text:p text:style-name="P92">xxx</text:p>
          </table:table-cell>
          <table:table-cell table:style-name="Tableau15.A2" office:value-type="string">
            <text:p text:style-name="P79">xxx</text:p>
          </table:table-cell>
          <table:table-cell table:style-name="Tableau15.A2" office:value-type="string">
            <text:p text:style-name="P22">X</text:p>
          </table:table-cell>
          <table:table-cell table:style-name="Tableau15.A2" office:value-type="string">
            <text:p text:style-name="P19">M1</text:p>
          </table:table-cell>
          <table:table-cell table:style-name="Tableau15.A2" office:value-type="string">
            <text:p text:style-name="P93">xxx</text:p>
          </table:table-cell>
          <table:table-cell table:style-name="Tableau15.A2" office:value-type="string">
            <text:p text:style-name="P93">xxx</text:p>
          </table:table-cell>
          <table:table-cell table:style-name="Tableau15.E2" office:value-type="string">
            <text:p text:style-name="P24">X</text:p>
          </table:table-cell>
        </table:table-row>
        <table:table-row table:style-name="Tableau15.2">
          <table:table-cell table:style-name="Tableau15.A5" office:value-type="string">
            <text:p text:style-name="P20">RL<text:span text:style-name="T1">1</text:span></text:p>
          </table:table-cell>
          <table:table-cell table:style-name="Tableau15.B5" office:value-type="string">
            <text:p text:style-name="P92">xxx</text:p>
          </table:table-cell>
          <table:table-cell table:style-name="Tableau15.C5" office:value-type="string">
            <text:p text:style-name="P92">xxx</text:p>
          </table:table-cell>
          <table:table-cell table:style-name="Tableau15.D5" office:value-type="string">
            <text:p text:style-name="P24">X</text:p>
          </table:table-cell>
          <table:table-cell table:style-name="Tableau15.E5" office:value-type="string">
            <text:p text:style-name="P21">RL <text:span text:style-name="T1">1</text:span></text:p>
          </table:table-cell>
          <table:table-cell table:style-name="Tableau15.F5" office:value-type="string">
            <text:p text:style-name="P93">xxx</text:p>
          </table:table-cell>
          <table:table-cell table:style-name="Tableau15.G5" office:value-type="string">
            <text:p text:style-name="P93">xxx</text:p>
          </table:table-cell>
          <table:table-cell table:style-name="Tableau15.H5" office:value-type="string">
            <text:p text:style-name="P24">X</text:p>
          </table:table-cell>
        </table:table-row>
        <table:table-row table:style-name="Tableau15.2">
          <table:table-cell table:style-name="Tableau15.A6" office:value-type="string">
            <text:p text:style-name="P23">RL1</text:p>
          </table:table-cell>
          <table:table-cell table:style-name="Tableau15.A6" office:value-type="string">
            <text:p text:style-name="P93">xxx</text:p>
          </table:table-cell>
          <table:table-cell table:style-name="Tableau15.A6" office:value-type="string">
            <text:p text:style-name="P93">xxx</text:p>
          </table:table-cell>
          <table:table-cell table:style-name="Tableau15.A6" office:value-type="string">
            <text:p text:style-name="P24">X</text:p>
          </table:table-cell>
          <table:table-cell table:style-name="Tableau15.A2" office:value-type="string">
            <text:p text:style-name="P25">RL 1</text:p>
          </table:table-cell>
          <table:table-cell table:style-name="Tableau15.A2" office:value-type="string">
            <text:p text:style-name="P93">xxx</text:p>
          </table:table-cell>
          <table:table-cell table:style-name="Tableau15.A2" office:value-type="string">
            <text:p text:style-name="P93">xxx</text:p>
          </table:table-cell>
          <table:table-cell table:style-name="Tableau15.E2" office:value-type="string">
            <text:p text:style-name="P24">X</text:p>
          </table:table-cell>
        </table:table-row>
        <table:table-row>
          <table:table-cell table:style-name="Tableau15.A7" table:number-columns-spanned="8" office:value-type="string">
            <text:p text:style-name="P59">Commentaires <text:span text:style-name="T52">concernant</text:span> les personnes <text:span text:style-name="T54">absentes </text:span>: </text:p>
            <text:p text:style-name="P61">Toutes les personnes convoquées se sont présentées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0"><text:span text:style-name="T36">Propos liminaires </text:span><text:span text:style-name="T33"><text:s/></text:span></text:p>
          </table:table-cell>
        </table:table-row>
        <table:table-row>
          <table:table-cell table:style-name="Tableau5.A2" office:value-type="string">
            <text:p text:style-name="P52"><text:tab/><text:span text:style-name="T55">En ouverture de séance, il est rappelé que : </text:span><text:span text:style-name="T44">« Tout élève a droit au </text:span><text:span text:style-name="T45">respect de son intégrité physique et de sa liberté de conscience</text:span><text:span text:style-name="T44">. Il a également droit au </text:span><text:span text:style-name="T45">respect de son travail et de ses biens</text:span><text:span text:style-name="T44">. Tout élève dispose de la liberté d’exprimer son opinion à l’intérieur des établissements scolaires. Il en use dans un esprit de </text:span><text:span text:style-name="T45">tolérance et de respect d’autrui </text:span><text:span text:style-name="T44"> ». </text:span></text:p>
            <text:p text:style-name="P52"><text:span text:style-name="T44"><text:tab/></text:span><text:span text:style-name="T56">Le </text:span><text:span text:style-name="T61">déroulement</text:span><text:span text:style-name="T60"> </text:span><text:span text:style-name="T63">de l’entretien</text:span><text:span text:style-name="T56"> </text:span><text:span text:style-name="T59">est</text:span><text:span text:style-name="T56"> présenté : </text:span><text:span text:style-name="T64">Prises de paroles</text:span><text:span text:style-name="T57">, après le rappel des faits, par les personnes faisant l’objet </text:span><text:span text:style-name="T58">du signalement</text:span><text:span text:style-name="T57"> (et représentants légaux), </text:span><text:span text:style-name="T58">celles signalant les faits. </text:span><text:span text:style-name="T59">Ensuite les</text:span><text:span text:style-name="T58"> représentants de l’établissement, </text:span><text:span text:style-name="T59">le référent scolaire et toute personnes concernées font des </text:span><text:span text:style-name="T65">propositions</text:span><text:span text:style-name="T59"> pour </text:span><text:span text:style-name="T61">mettre fin à la situation conflictuelle </text:span><text:span text:style-name="T62">et éviter qu’elle ne se reproduire</text:span><text:span text:style-name="T59">. Un </text:span><text:span text:style-name="T65">consensus</text:span><text:span text:style-name="T59"> est recherché, des </text:span><text:span text:style-name="T65">engagements</text:span><text:span text:style-name="T59"> sont éventuellement pris par les parties présentes. </text:span></text:p>
          </table:table-cell>
        </table:table-row>
      </table:table>
      <text:p text:style-name="P34"/>
      <text:p text:style-name="P34"/>
      <text:p text:style-name="P66">– PHASE <text:span text:style-name="T69">D’ÉCHANGE</text:span> – </text:p>
      <text:p text:style-name="P9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47"><text:span text:style-name="T55">RAPPEL</text:span><text:span text:style-name="T2"> D</text:span>ES FAITS :</text:p>
          </table:table-cell>
        </table:table-row>
        <table:table-row>
          <table:table-cell table:style-name="Tableau1.A2" office:value-type="string">
            <text:p text:style-name="P98"/>
            <text:p text:style-name="P98"/>
            <text:p text:style-name="P98"/>
          </table:table-cell>
        </table:table-row>
      </table:table>
      <text:p text:style-name="P1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51">RÉSUMÉ DES PRISES DE PAROLES </text:p>
          </table:table-cell>
        </table:table-row>
        <table:table-row>
          <table:table-cell table:style-name="Tableau3.A2" office:value-type="string">
            <text:p text:style-name="P100"><text:span text:style-name="T75">Familles</text:span></text:p>
            <text:list xml:id="list184112058" text:style-name="L1">
              <text:list-item>
                <text:p text:style-name="P105"><text:span text:style-name="T74">XXX </text:span>:</text:p>
              </text:list-item>
            </text:list>
            <text:p text:style-name="P100"/>
            <text:list xml:id="list84803071200191" text:continue-numbering="true" text:style-name="L1">
              <text:list-item>
                <text:p text:style-name="P105"><text:span text:style-name="T74">XXX </text:span>:</text:p>
              </text:list-item>
            </text:list>
            <text:p text:style-name="P100"/>
            <text:list xml:id="list84803626981063" text:continue-numbering="true" text:style-name="L1">
              <text:list-item>
                <text:p text:style-name="P99"><text:span text:style-name="T77">XXX </text:span><text:span text:style-name="T72">:</text:span></text:p>
              </text:list-item>
            </text:list>
            <text:p text:style-name="P97"/>
            <text:list xml:id="list84803038231938" text:continue-numbering="true" text:style-name="L1">
              <text:list-item>
                <text:p text:style-name="P105"><text:span text:style-name="T74">XXX </text:span>:</text:p>
              </text:list-item>
            </text:list>
            <text:p text:style-name="P97"/>
            <text:list xml:id="list84802979924007" text:continue-numbering="true" text:style-name="L1">
              <text:list-item>
                <text:p text:style-name="P105"><text:span text:style-name="T74">XXX </text:span>:</text:p>
              </text:list-item>
            </text:list>
            <text:p text:style-name="P97"/>
            <text:p text:style-name="P106"/>
          </table:table-cell>
        </table:table-row>
        <table:table-row>
          <table:table-cell table:style-name="Tableau3.A3" office:value-type="string">
            <text:p text:style-name="P96"><text:span text:style-name="T76">Personnels de l’établissement</text:span><text:span text:style-name="T48"> </text:span><text:span text:style-name="T66">:</text:span></text:p>
            <text:p text:style-name="P96"/>
            <text:list xml:id="list2147533923" text:style-name="L2">
              <text:list-item>
                <text:p text:style-name="P103"><text:span text:style-name="T78">Principal</text:span><text:span text:style-name="T74"> </text:span>:</text:p>
              </text:list-item>
            </text:list>
            <text:p text:style-name="P100"/>
            <text:list xml:id="list84802543908329" text:continue-numbering="true" text:style-name="L2">
              <text:list-item>
                <text:p text:style-name="P103"><text:span text:style-name="T78">CPE</text:span><text:span text:style-name="T74"> </text:span>:</text:p>
              </text:list-item>
            </text:list>
            <text:p text:style-name="P101"/>
            <text:list xml:id="list84803613133375" text:continue-numbering="true" text:style-name="L2">
              <text:list-item>
                <text:p text:style-name="P104"><text:span text:style-name="T78">Professeur principal</text:span><text:span text:style-name="T73"> </text:span>:</text:p>
              </text:list-item>
            </text:list>
            <text:p text:style-name="P102"/>
          </table:table-cell>
        </table:table-row>
      </table:table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41"><text:span text:style-name="T35">P</text:span><text:span text:style-name="T33">ROPOSITIONS CONJOINTES</text:span></text:p>
          </table:table-cell>
        </table:table-row>
        <table:table-row>
          <table:table-cell table:style-name="Tableau7.A2" office:value-type="string">
            <text:p text:style-name="P87"/>
            <text:p text:style-name="P88"/>
            <text:p text:style-name="P90"/>
            <text:p text:style-name="P90"/>
          </table:table-cell>
        </table:table-row>
        <table:table-row table:style-name="Tableau7.3">
          <table:table-cell table:style-name="Tableau7.A3" office:value-type="string">
            <text:p text:style-name="P41"><text:span text:style-name="T35">C</text:span><text:span text:style-name="T33">ONSENSUS : ENGAGEMENTS </text:span><text:span text:style-name="T37">RETENUS</text:span><text:span text:style-name="T33"> </text:span></text:p>
          </table:table-cell>
        </table:table-row>
        <table:table-row>
          <table:table-cell table:style-name="Tableau7.A4" office:value-type="string">
            <text:p text:style-name="P94"/>
            <text:p text:style-name="P89"/>
            <text:p text:style-name="P91"/>
            <text:p text:style-name="P91"/>
            <text:p text:style-name="P91"/>
          </table:table-cell>
        </table:table-row>
        <table:table-row table:style-name="Tableau7.5">
          <table:table-cell table:style-name="Tableau7.A5" office:value-type="string">
            <text:p text:style-name="P26">RÉSULTAT</text:p>
          </table:table-cell>
        </table:table-row>
        <table:table-row>
          <table:table-cell table:style-name="Tableau7.A6" office:value-type="string">
            <text:p text:style-name="P69"><text:span text:style-name="T68">Au terme de l’</text:span><text:span text:style-name="T69">entretien</text:span><text:span text:style-name="T68">, la </text:span><text:span text:style-name="T67">situation semble </text:span><text:span text:style-name="T50"> : </text:span></text:p>
            <text:p text:style-name="P74"/>
            <text:p text:style-name="P70"><draw:control text:anchor-type="as-char" draw:z-index="2" draw:name="Forme 3" draw:style-name="gr1" draw:text-style-name="P107" svg:width="0.429cm" svg:height="0.375cm" draw:control="control3"/><text:s/><text:span text:style-name="T67">Apaisée <text:s text:c="7"/></text:span><draw:control text:anchor-type="as-char" draw:z-index="3" draw:name="Forme 4" draw:style-name="gr1" draw:text-style-name="P107" svg:width="0.429cm" svg:height="0.375cm" draw:control="control4"/><text:s/><text:span text:style-name="T23">Réglée <text:s text:c="6"/></text:span><text:span text:style-name="T23"><draw:control text:anchor-type="as-char" draw:z-index="4" draw:name="Forme 1" draw:style-name="gr1" draw:text-style-name="P107" svg:width="0.429cm" svg:height="0.375cm" draw:control="control5"/></text:span><text:span text:style-name="T23"><text:s/></text:span><text:span text:style-name="T24">Sans changement</text:span><text:span text:style-name="T23"> <text:s text:c="5"/></text:span><text:span text:style-name="T23"><draw:control text:anchor-type="as-char" draw:z-index="5" draw:name="Forme 2" draw:style-name="gr1" draw:text-style-name="P107" svg:width="0.429cm" svg:height="0.375cm" draw:control="control6"/></text:span><text:span text:style-name="T23"><text:s/>Précisions : </text:span></text:p>
            <text:p text:style-name="P65"/>
            <text:p text:style-name="P71"><text:span text:style-name="T23"><draw:control text:anchor-type="as-char" draw:z-index="6" draw:name="Forme16_ 1" draw:style-name="gr1" draw:text-style-name="P107" svg:width="0.429cm" svg:height="0.375cm" draw:control="control7"/></text:span><text:span text:style-name="T23"><text:s text:c="2"/></text:span><text:span text:style-name="T16">Les personnes signalantes n’ont pas manifesté l’intention de déposer plainte</text:span></text:p>
            <text:p text:style-name="P85"/>
          </table:table-cell>
        </table:table-row>
        <text:soft-page-break/>
        <table:table-row table:style-name="Tableau7.7">
          <table:table-cell table:style-name="Tableau7.A7" office:value-type="string">
            <text:p text:style-name="P62"><text:span text:style-name="T47">RETOUR </text:span><text:span text:style-name="T70">établissement</text:span><text:span text:style-name="T47"> À J+30 </text:span><text:span text:style-name="T49">(D’après la fiche retournée par le chef d’établissement)</text:span></text:p>
          </table:table-cell>
        </table:table-row>
        <table:table-row>
          <table:table-cell table:style-name="Tableau7.A8" office:value-type="string">
            <text:p text:style-name="P64"/>
            <text:p text:style-name="P86">• Le climat est-il apaisé ? <text:tab/><text:tab/><text:tab/><text:tab/><text:tab/><draw:control text:anchor-type="as-char" draw:z-index="9" draw:name="Forme16_ 4" draw:style-name="gr1" draw:text-style-name="P107" svg:width="0.429cm" svg:height="0.375cm" draw:control="control10"/> Oui<text:tab/><text:tab/><draw:control text:anchor-type="as-char" draw:z-index="10" draw:name="Forme16_ 5" draw:style-name="gr1" draw:text-style-name="P107" svg:width="0.429cm" svg:height="0.375cm" draw:control="control11"/> Non </text:p>
            <text:p text:style-name="P86">• Y a-t-il eu réitération des faits ? <text:tab/><text:tab/><text:tab/><text:tab/><draw:control text:anchor-type="as-char" draw:z-index="11" draw:name="Forme16_ 6" draw:style-name="gr1" draw:text-style-name="P107" svg:width="0.429cm" svg:height="0.375cm" draw:control="control12"/> Oui<text:tab/><text:tab/><draw:control text:anchor-type="as-char" draw:z-index="12" draw:name="Forme16_ 7" draw:style-name="gr1" draw:text-style-name="P107" svg:width="0.429cm" svg:height="0.375cm" draw:control="control13"/> Non </text:p>
            <text:p text:style-name="P86">• La situation est-elle considérée comme réglée ? <text:tab/><draw:control text:anchor-type="as-char" draw:z-index="13" draw:name="Forme16_ 8" draw:style-name="gr1" draw:text-style-name="P107" svg:width="0.429cm" svg:height="0.375cm" draw:control="control14"/> Oui<text:tab/><text:tab/><draw:control text:anchor-type="as-char" draw:z-index="14" draw:name="Forme16_ 9" draw:style-name="gr1" draw:text-style-name="P107" svg:width="0.429cm" svg:height="0.375cm" draw:control="control15"/> Non </text:p>
            <text:p text:style-name="P73"><text:span text:style-name="T19"><text:tab/></text:span><text:span text:style-name="T18"><draw:control text:anchor-type="as-char" draw:z-index="7" draw:name="Forme16_ 2" draw:style-name="gr1" draw:text-style-name="P107" svg:width="0.429cm" svg:height="0.375cm" draw:control="control8"/></text:span><text:span text:style-name="T18"><text:tab/>O</text:span><text:span text:style-name="T17">bservations </text:span><text:span text:style-name="T20">…...</text:span></text:p>
            <text:p text:style-name="P72"><text:span text:style-name="T19"><text:tab/></text:span><draw:control text:anchor-type="as-char" draw:z-index="8" draw:name="Forme16_ 3" draw:style-name="gr1" draw:text-style-name="P107" svg:width="0.429cm" svg:height="0.375cm" draw:control="control9"/><text:tab/><text:span text:style-name="T71">Fiche de suivi par établissement à J+30 jointe</text:span></text:p>
          </table:table-cell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2"><text:span text:style-name="T34">PIÈCES</text:span><text:span text:style-name="T33"> JOINTES</text:span></text:p>
          </table:table-cell>
        </table:table-row>
        <table:table-row>
          <table:table-cell table:style-name="Tableau2.A2" office:value-type="string">
            <text:p text:style-name="P63"/>
            <text:p text:style-name="P39"><text:span text:style-name="T13"><text:s text:c="4"/></text:span><text:span text:style-name="T22"><text:s text:c="9"/></text:span><text:span text:style-name="T83"><draw:control text:anchor-type="as-char" draw:z-index="0" draw:name="Forme16_26" draw:style-name="gr1" draw:text-style-name="P107" svg:width="0.429cm" svg:height="0.375cm" draw:control="control1"/></text:span><text:span text:style-name="T85"><text:s text:c="2"/></text:span><text:span text:style-name="T84">Engagements écrits </text:span><text:span text:style-name="T22"><text:s text:c="3"/></text:span></text:p>
            <text:p text:style-name="P95"><text:span text:style-name="T19"><text:s text:c="13"/></text:span><text:span text:style-name="T19"><draw:control text:anchor-type="as-char" draw:z-index="1" draw:name="Forme16_28" draw:style-name="gr1" draw:text-style-name="P107" svg:width="0.429cm" svg:height="0.375cm" draw:control="control2"/></text:span><text:span text:style-name="T19"><text:s text:c="3"/>Autre(s) document(s) ou annexe(s)  : </text:span><text:span text:style-name="T18">Feuilles d’émargement des présents</text:span></text:p>
          </table:table-cell>
        </table:table-row>
      </table:table>
      <text:p text:style-name="P15"/>
      <text:p text:style-name="P37"><text:span text:style-name="T29"><text:tab/></text:span><text:span text:style-name="T38">L’</text:span><text:span text:style-name="T39">OPJ - Référent scolai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-BoldMT" svg:font-family="Arial-BoldMT"/>
    <style:font-face style:name="ArialMT" svg:font-family="ArialMT" style:font-family-generic="swiss"/>
    <style:font-face style:name="Book Antiqua" svg:font-family="'Book Antiqua'"/>
    <style:font-face style:name="Lato Black" svg:font-family="'Lato Black'" style:font-pitch="variable"/>
    <style:font-face style:name="Mangal" svg:font-family="Mangal"/>
    <style:font-face style:name="Mangal1" svg:font-family="Mangal" style:font-family-generic="system" style:font-pitch="variable"/>
    <style:font-face style:name="Marianne" svg:font-family="Marianne" style:font-pitch="variable"/>
    <style:font-face style:name="Marianne Light" svg:font-family="'Marianne Light'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ook Antiqua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ook Antiqua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 Antiqua" fo:font-family="'Book Antiqua'" fo:font-size="12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Book Antiqua" fo:font-family="'Book Antiqua'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 Antiqua" fo:font-family="'Book Antiqua'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 Antiqua" fo:font-family="'Book Antiqua'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85cm" style:type="center"/>
          <style:tab-stop style:position="17.97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0" style:family="table">
      <style:table-properties style:width="18.5cm" table:align="margins"/>
    </style:style>
    <style:style style:name="Tableau10.A" style:family="table-column">
      <style:table-column-properties style:column-width="7.558cm" style:rel-column-width="26778*"/>
    </style:style>
    <style:style style:name="Tableau10.B" style:family="table-column">
      <style:table-column-properties style:column-width="10.941cm" style:rel-column-width="3875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MP1" style:family="paragraph" style:parent-style-name="Header">
      <style:paragraph-properties fo:text-align="end" style:justify-single-word="false"/>
      <style:text-properties style:font-name="Arial" fo:font-size="10pt" officeooo:paragraph-rsid="00797c50" style:font-size-asian="10pt" style:font-size-complex="10pt"/>
    </style:style>
    <style:style style:name="MP2" style:family="paragraph" style:parent-style-name="Standard" style:list-style-name="ML1">
      <style:paragraph-properties fo:margin-left="0.22cm" fo:margin-right="0cm" fo:text-align="start" style:justify-single-word="false" fo:text-indent="-0.023cm" style:auto-text-indent="false" style:text-autospace="none">
        <style:tab-stops/>
      </style:paragraph-properties>
      <style:text-properties style:font-name="ArialMT" fo:font-size="10pt" style:font-name-asian="ArialMT" style:font-size-asian="10pt" style:font-name-complex="ArialMT" style:font-size-complex="10pt"/>
    </style:style>
    <style:style style:name="MP3" style:family="paragraph" style:parent-style-name="Standard" style:list-style-name="ML1">
      <style:paragraph-properties fo:margin-left="0.035cm" fo:margin-right="-0.009cm" fo:text-align="start" style:justify-single-word="false" fo:text-indent="0cm" style:auto-text-indent="false"/>
      <style:text-properties officeooo:paragraph-rsid="003d728c"/>
    </style:style>
    <style:style style:name="MP4" style:family="paragraph" style:parent-style-name="Table_20_Contents">
      <style:paragraph-properties fo:margin-left="0.035cm" fo:margin-right="-0.009cm" fo:text-align="start" style:justify-single-word="false" fo:text-indent="0cm" style:auto-text-indent="false"/>
      <style:text-properties style:font-name="ArialMT" fo:font-size="10pt" officeooo:rsid="0029afa4" officeooo:paragraph-rsid="00239a77" style:font-name-asian="ArialMT" style:font-size-asian="10pt" style:font-name-complex="ArialMT" style:font-size-complex="10pt"/>
    </style:style>
    <style:style style:name="MP5" style:family="paragraph" style:parent-style-name="Table_20_Contents" style:list-style-name="ML1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rsid="0029afa4" officeooo:paragraph-rsid="003d728c" style:font-name-asian="ArialMT" style:font-size-asian="10pt" style:font-name-complex="ArialMT" style:font-size-complex="10pt"/>
    </style:style>
    <style:style style:name="MP6" style:family="paragraph" style:parent-style-name="Table_20_Contents" style:list-style-name="ML1">
      <style:paragraph-properties fo:margin-left="0.058cm" fo:margin-right="-0.009cm" fo:text-align="start" style:justify-single-word="false" fo:text-indent="0cm" style:auto-text-indent="false"/>
      <style:text-properties style:font-name="ArialMT" fo:font-size="10pt" officeooo:paragraph-rsid="00239a77" style:font-name-asian="ArialMT" style:font-size-asian="10pt" style:font-name-complex="ArialMT" style:font-size-complex="10pt"/>
    </style:style>
    <style:style style:name="MP7" style:family="paragraph" style:parent-style-name="Table_20_Contents" style:list-style-name="ML2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paragraph-rsid="00490113" style:font-name-asian="ArialMT" style:font-size-asian="10pt" style:font-name-complex="ArialMT" style:font-size-complex="10pt"/>
    </style:style>
    <style:style style:name="MP8" style:family="paragraph" style:parent-style-name="Table_20_Contents" style:list-style-name="ML2">
      <style:paragraph-properties fo:margin-left="0cm" fo:margin-right="-0.009cm" fo:text-align="start" style:justify-single-word="false" fo:text-indent="0cm" style:auto-text-indent="false">
        <style:tab-stops/>
      </style:paragraph-properties>
      <style:text-properties style:font-name="ArialMT" fo:font-size="10pt" officeooo:rsid="0029afa4" officeooo:paragraph-rsid="0029afa4" style:font-name-asian="ArialMT" style:font-size-asian="10pt" style:font-name-complex="ArialMT" style:font-size-complex="10pt"/>
    </style:style>
    <style:style style:name="MP9" style:family="paragraph" style:parent-style-name="Table_20_Contents">
      <style:paragraph-properties fo:margin-left="0.035cm" fo:margin-right="-0.009cm" fo:text-align="start" style:justify-single-word="false" fo:text-indent="-0.023cm" style:auto-text-indent="false">
        <style:tab-stops/>
      </style:paragraph-properties>
      <style:text-properties style:font-name="ArialMT" fo:font-size="10pt" officeooo:rsid="00490113" officeooo:paragraph-rsid="00797c50" style:font-name-asian="ArialMT" style:font-size-asian="10pt" style:font-name-complex="ArialMT" style:font-size-complex="10pt"/>
    </style:style>
    <style:style style:name="MP10" style:family="paragraph" style:parent-style-name="Table_20_Contents">
      <style:paragraph-properties fo:margin-left="0.035cm" fo:margin-right="-0.009cm" fo:text-align="start" style:justify-single-word="false" fo:text-indent="-0.023cm" style:auto-text-indent="false">
        <style:tab-stops/>
      </style:paragraph-properties>
      <style:text-properties style:font-name="ArialMT" fo:font-size="10pt" officeooo:rsid="00490113" officeooo:paragraph-rsid="00490113" style:font-name-asian="ArialMT" style:font-size-asian="10pt" style:font-name-complex="ArialMT" style:font-size-complex="10pt"/>
    </style:style>
    <style:style style:name="MP11" style:family="paragraph" style:parent-style-name="Standard" style:list-style-name="ML1"/>
    <style:style style:name="MT1" style:family="text">
      <style:text-properties style:font-name="ArialMT" officeooo:rsid="00797c50" style:font-name-asian="ArialMT" style:font-name-complex="ArialMT"/>
    </style:style>
    <style:style style:name="MT2" style:family="text">
      <style:text-properties officeooo:rsid="0046048e"/>
    </style:style>
    <style:style style:name="MT3" style:family="text">
      <style:text-properties officeooo:rsid="006acfb5"/>
    </style:style>
    <style:style style:name="MT4" style:family="text">
      <style:text-properties officeooo:rsid="004075c8"/>
    </style:style>
    <style:style style:name="MT5" style:family="text">
      <style:text-properties officeooo:rsid="00490113"/>
    </style:style>
    <style:style style:name="MT6" style:family="text">
      <style:text-properties officeooo:rsid="0031c987"/>
    </style:style>
    <style:style style:name="MT7" style:family="text">
      <style:text-properties style:font-name="ArialMT" fo:font-size="10pt" style:font-name-asian="ArialMT" style:font-size-asian="10pt" style:font-name-complex="ArialMT" style:font-size-complex="10pt"/>
    </style:style>
    <style:style style:name="MT8" style:family="text">
      <style:text-properties style:font-name="ArialMT" fo:font-size="10pt" officeooo:rsid="003d728c" style:font-name-asian="ArialMT" style:font-size-asian="10pt" style:font-name-complex="ArialMT" style:font-size-complex="10pt"/>
    </style:style>
    <style:style style:name="MT9" style:family="text">
      <style:text-properties style:font-name="ArialMT" fo:font-size="10pt" officeooo:rsid="006acfb5" style:font-name-asian="ArialMT" style:font-size-asian="10pt" style:font-name-complex="ArialMT" style:font-size-complex="10pt"/>
    </style:style>
    <style:style style:name="MT10" style:family="text">
      <style:text-properties officeooo:rsid="0038befa"/>
    </style:style>
    <style:style style:name="MT11" style:family="text">
      <style:text-properties officeooo:rsid="0079cfa0"/>
    </style:style>
    <style:style style:name="MT12" style:family="text">
      <style:text-properties officeooo:rsid="00797c50"/>
    </style:style>
    <text:list-style style:name="M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M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page-layout style:name="Mpm1">
      <style:page-layout-properties fo:page-width="21.001cm" fo:page-height="29.7cm" style:num-format="1" style:print-orientation="portrait" fo:margin-top="1cm" fo:margin-bottom="0.7cm" fo:margin-left="1.4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cm" fo:margin-bottom="1cm" fo:margin-left="1.4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Procès-verbal n° <text:span text:style-name="MT1">xxx</text:span> / <text:span text:style-name="MT1">xxx</text:span> / 2<text:span text:style-name="MT2">02</text:span><text:span text:style-name="MT3">5</text:span> - <text:s/>Feuillet n° <text:span text:style-name="MT4">2</text:span> / <text:span text:style-name="MT5">2</text:span> <text:s text:c="5"/></text:p>
      </style:header>
    </style:master-page>
    <style:master-page style:name="First_20_Page" style:display-name="First Page" style:page-layout-name="Mpm2" draw:style-name="Mdp1" style:next-style-name="Standard">
      <style:footer>
        <text:list xml:id="list2204651925" text:style-name="ML1">
          <text:list-header>
            <text:p text:style-name="MP2">(DESTINATAIRE<text:span text:style-name="MT6">S</text:span>)<text:tab/><text:tab/><text:tab/><text:tab/> <text:s text:c="3"/><text:tab/> <text:s text:c="6"/>Vu et transmis</text:p>
          </text:list-header>
        </text:list>
        <table:table table:name="Tableau10" table:style-name="Tableau10">
          <table:table-column table:style-name="Tableau10.A"/>
          <table:table-column table:style-name="Tableau10.B"/>
          <table:table-row>
            <table:table-cell table:style-name="Tableau10.A1" office:value-type="string">
              <text:list xml:id="list84802038310815" text:continue-numbering="true" text:style-name="ML1">
                <text:list-header>
                  <text:p text:style-name="MP3"><text:span text:style-name="MT7">[1] </text:span><text:span text:style-name="MT8">PR de </text:span><text:span text:style-name="MT9">Bourg en Bresse</text:span><text:span text:style-name="MT8"> (Pool famille)</text:span></text:p>
                </text:list-header>
              </text:list>
              <text:p text:style-name="MP4"/>
              <text:list xml:id="list84803022579814" text:continue-numbering="true" text:style-name="ML1">
                <text:list-header>
                  <text:p text:style-name="MP5"/>
                </text:list-header>
              </text:list>
              <text:p text:style-name="MP4"/>
              <text:list xml:id="list84803798422991" text:continue-numbering="true" text:style-name="ML1">
                <text:list-header>
                  <text:p text:style-name="MP6">[1] Archives <text:span text:style-name="MT10">BTA </text:span><text:span text:style-name="MT11">XXX</text:span></text:p>
                </text:list-header>
              </text:list>
            </table:table-cell>
            <table:table-cell table:style-name="Tableau10.B1" office:value-type="string">
              <text:list xml:id="list3191589627" text:style-name="ML2">
                <text:list-header>
                  <text:p text:style-name="MP7"><text:span text:style-name="MT5">Le </text:span><text:span text:style-name="MT5"><text:date style:data-style-name="N37" text:date-value="2025-03-19T08:48:01.929846620">19/03/25</text:date></text:span></text:p>
                  <text:p text:style-name="MP8">par :</text:p>
                </text:list-header>
              </text:list>
              <text:p text:style-name="MP9">L’ADC <text:span text:style-name="MT12">xxx</text:span></text:p>
              <text:p text:style-name="MP10">Référent scolaire </text:p>
              <text:p text:style-name="MP9">BTA <text:span text:style-name="MT12">xxx</text:span></text:p>
            </table:table-cell>
          </table:table-row>
        </table:table>
        <text:list xml:id="list84803872856016" text:continue-list="list84803798422991" text:style-name="ML1">
          <text:list-header>
            <text:p text:style-name="MP11"/>
          </text:list-header>
        </text:list>
      </style:footer>
    </style:master-page>
    <style:master-page style:name="Sans_20_nom1" style:display-name="Sans nom1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0:41:23.625180756</meta:creation-date>
    <meta:editing-duration>PT5H46M37S</meta:editing-duration>
    <meta:editing-cycles>22</meta:editing-cycles>
    <meta:generator>LibreOffice/7.3.7.2$Linux_X86_64 LibreOffice_project/30$Build-2</meta:generator>
    <dc:date>2025-03-19T08:48:01.784360414</dc:date>
    <meta:print-date>2025-03-19T08:46:20.167217652</meta:print-date>
    <meta:document-statistic meta:table-count="10" meta:image-count="0" meta:object-count="0" meta:page-count="3" meta:paragraph-count="119" meta:word-count="537" meta:character-count="3183" meta:non-whitespace-character-count="2637"/>
  </office:meta>
</office:document-meta>
</file>